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ar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9" table:default-cell-style-name="Default"/>
        <table:table-row table:style-name="ro1">
          <table:table-cell table:number-columns-repeated="2"/>
          <table:table-cell table:number-columns-repeated="2" office:value-type="string" calcext:value-type="string">
            <text:p>stimuli</text:p>
          </table:table-cell>
          <table:table-cell table:number-columns-repeated="2" office:value-type="string" calcext:value-type="string">
            <text:p>label_v</text:p>
          </table:table-cell>
          <table:table-cell table:number-columns-repeated="2" office:value-type="string" calcext:value-type="string">
            <text:p>label_a</text:p>
          </table:table-cell>
          <table:table-cell table:number-columns-repeated="2" office:value-type="string" calcext:value-type="string">
            <text:p>emotion</text:p>
          </table:table-cell>
          <table:table-cell table:number-columns-repeated="2" office:value-type="string" calcext:value-type="string">
            <text:p>intensity</text:p>
          </table:table-cell>
          <table:table-cell table:number-columns-repeated="2" office:value-type="string" calcext:value-type="string">
            <text:p>valence</text:p>
          </table:table-cell>
          <table:table-cell table:number-columns-repeated="2" office:value-type="string" calcext:value-type="string">
            <text:p>arousal</text:p>
          </table:table-cell>
          <table:table-cell table:number-columns-repeated="2" office:value-type="string" calcext:value-type="string">
            <text:p>dominance</text:p>
          </table:table-cell>
          <table:table-cell table:number-columns-repeated="2" office:value-type="string" calcext:value-type="string">
            <text:p>im_conv_pos</text:p>
          </table:table-cell>
          <table:table-cell table:number-columns-repeated="2" office:value-type="string" calcext:value-type="string">
            <text:p>im_conv_int</text:p>
          </table:table-cell>
          <table:table-cell table:number-columns-repeated="2" office:value-type="string" calcext:value-type="string">
            <text:p>task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elf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oth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ticipant</text:p>
          </table:table-cell>
          <table:table-cell office:value-type="string" calcext:value-type="string">
            <text:p>label</text:p>
          </table:table-cell>
          <table:table-cell table:number-columns-repeated="23"/>
          <table:table-cell office:value-type="string" calcext:value-type="string">
            <text:p>intensity</text:p>
          </table:table-cell>
          <table:table-cell office:value-type="string" calcext:value-type="string">
            <text:p>valence</text:p>
          </table:table-cell>
          <table:table-cell office:value-type="string" calcext:value-type="string">
            <text:p>arousal</text:p>
          </table:table-cell>
          <table:table-cell office:value-type="string" calcext:value-type="string">
            <text:p>dominance</text:p>
          </table:table-cell>
          <table:table-cell office:value-type="string" calcext:value-type="string">
            <text:p>im_conv_pos</text:p>
          </table:table-cell>
          <table:table-cell office:value-type="string" calcext:value-type="string">
            <text:p>im_conv_int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lab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.5" calcext:value-type="float">
            <text:p>12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4]&gt;[.M4];0;IF([.L4]=[.M4];1;2))" office:value-type="float" office:value="1" calcext:value-type="float">
            <text:p>1</text:p>
          </table:table-cell>
          <table:table-cell table:formula="of:=IF([.M4]&gt;[.N4];0;IF([.M4]=[.N4];1;2))" office:value-type="float" office:value="1" calcext:value-type="float">
            <text:p>1</text:p>
          </table:table-cell>
          <table:table-cell table:formula="of:=IF([.N4]&gt;[.O4];0;IF([.N4]=[.O4];1;2))" office:value-type="float" office:value="1" calcext:value-type="float">
            <text:p>1</text:p>
          </table:table-cell>
          <table:table-cell table:formula="of:=IF([.O4]&gt;[.P4];0;IF([.O4]=[.P4];1;2))" office:value-type="float" office:value="0" calcext:value-type="float">
            <text:p>0</text:p>
          </table:table-cell>
          <table:table-cell table:formula="of:=IF([.P4]&gt;[.Q4];0;IF([.P4]=[.Q4];1;2))" office:value-type="float" office:value="0" calcext:value-type="float">
            <text:p>0</text:p>
          </table:table-cell>
          <table:table-cell table:formula="of:=IF([.Q4]&gt;[.R4];0;IF([.Q4]=[.R4];1;2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5]&gt;[.M5];0;IF([.L5]=[.M5];1;2))" office:value-type="float" office:value="0" calcext:value-type="float">
            <text:p>0</text:p>
          </table:table-cell>
          <table:table-cell table:formula="of:=IF([.M5]&gt;[.N5];0;IF([.M5]=[.N5];1;2))" office:value-type="float" office:value="2" calcext:value-type="float">
            <text:p>2</text:p>
          </table:table-cell>
          <table:table-cell table:formula="of:=IF([.N5]&gt;[.O5];0;IF([.N5]=[.O5];1;2))" office:value-type="float" office:value="0" calcext:value-type="float">
            <text:p>0</text:p>
          </table:table-cell>
          <table:table-cell table:formula="of:=IF([.O5]&gt;[.P5];0;IF([.O5]=[.P5];1;2))" office:value-type="float" office:value="2" calcext:value-type="float">
            <text:p>2</text:p>
          </table:table-cell>
          <table:table-cell table:formula="of:=IF([.P5]&gt;[.Q5];0;IF([.P5]=[.Q5];1;2))" office:value-type="float" office:value="1" calcext:value-type="float">
            <text:p>1</text:p>
          </table:table-cell>
          <table:table-cell table:formula="of:=IF([.Q5]&gt;[.R5];0;IF([.Q5]=[.R5];1;2)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.5" calcext:value-type="float">
            <text:p>34.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6]&gt;[.M6];0;IF([.L6]=[.M6];1;2))" office:value-type="float" office:value="0" calcext:value-type="float">
            <text:p>0</text:p>
          </table:table-cell>
          <table:table-cell table:formula="of:=IF([.M6]&gt;[.N6];0;IF([.M6]=[.N6];1;2))" office:value-type="float" office:value="2" calcext:value-type="float">
            <text:p>2</text:p>
          </table:table-cell>
          <table:table-cell table:formula="of:=IF([.N6]&gt;[.O6];0;IF([.N6]=[.O6];1;2))" office:value-type="float" office:value="2" calcext:value-type="float">
            <text:p>2</text:p>
          </table:table-cell>
          <table:table-cell table:formula="of:=IF([.O6]&gt;[.P6];0;IF([.O6]=[.P6];1;2))" office:value-type="float" office:value="0" calcext:value-type="float">
            <text:p>0</text:p>
          </table:table-cell>
          <table:table-cell table:formula="of:=IF([.P6]&gt;[.Q6];0;IF([.P6]=[.Q6];1;2))" office:value-type="float" office:value="0" calcext:value-type="float">
            <text:p>0</text:p>
          </table:table-cell>
          <table:table-cell table:formula="of:=IF([.Q6]&gt;[.R6];0;IF([.Q6]=[.R6];1;2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1.5" calcext:value-type="float">
            <text:p>41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7]&gt;[.M7];0;IF([.L7]=[.M7];1;2))" office:value-type="float" office:value="0" calcext:value-type="float">
            <text:p>0</text:p>
          </table:table-cell>
          <table:table-cell table:formula="of:=IF([.M7]&gt;[.N7];0;IF([.M7]=[.N7];1;2))" office:value-type="float" office:value="1" calcext:value-type="float">
            <text:p>1</text:p>
          </table:table-cell>
          <table:table-cell table:formula="of:=IF([.N7]&gt;[.O7];0;IF([.N7]=[.O7];1;2))" office:value-type="float" office:value="2" calcext:value-type="float">
            <text:p>2</text:p>
          </table:table-cell>
          <table:table-cell table:formula="of:=IF([.O7]&gt;[.P7];0;IF([.O7]=[.P7];1;2))" office:value-type="float" office:value="1" calcext:value-type="float">
            <text:p>1</text:p>
          </table:table-cell>
          <table:table-cell table:formula="of:=IF([.P7]&gt;[.Q7];0;IF([.P7]=[.Q7];1;2))" office:value-type="float" office:value="0" calcext:value-type="float">
            <text:p>0</text:p>
          </table:table-cell>
          <table:table-cell table:formula="of:=IF([.Q7]&gt;[.R7];0;IF([.Q7]=[.R7];1;2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8]&gt;[.M8];0;IF([.L8]=[.M8];1;2))" office:value-type="float" office:value="0" calcext:value-type="float">
            <text:p>0</text:p>
          </table:table-cell>
          <table:table-cell table:formula="of:=IF([.M8]&gt;[.N8];0;IF([.M8]=[.N8];1;2))" office:value-type="float" office:value="2" calcext:value-type="float">
            <text:p>2</text:p>
          </table:table-cell>
          <table:table-cell table:formula="of:=IF([.N8]&gt;[.O8];0;IF([.N8]=[.O8];1;2))" office:value-type="float" office:value="1" calcext:value-type="float">
            <text:p>1</text:p>
          </table:table-cell>
          <table:table-cell table:formula="of:=IF([.O8]&gt;[.P8];0;IF([.O8]=[.P8];1;2))" office:value-type="float" office:value="2" calcext:value-type="float">
            <text:p>2</text:p>
          </table:table-cell>
          <table:table-cell table:formula="of:=IF([.P8]&gt;[.Q8];0;IF([.P8]=[.Q8];1;2))" office:value-type="float" office:value="0" calcext:value-type="float">
            <text:p>0</text:p>
          </table:table-cell>
          <table:table-cell table:formula="of:=IF([.Q8]&gt;[.R8];0;IF([.Q8]=[.R8];1;2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9]&gt;[.M9];0;IF([.L9]=[.M9];1;2))" office:value-type="float" office:value="0" calcext:value-type="float">
            <text:p>0</text:p>
          </table:table-cell>
          <table:table-cell table:formula="of:=IF([.M9]&gt;[.N9];0;IF([.M9]=[.N9];1;2))" office:value-type="float" office:value="1" calcext:value-type="float">
            <text:p>1</text:p>
          </table:table-cell>
          <table:table-cell table:formula="of:=IF([.N9]&gt;[.O9];0;IF([.N9]=[.O9];1;2))" office:value-type="float" office:value="0" calcext:value-type="float">
            <text:p>0</text:p>
          </table:table-cell>
          <table:table-cell table:formula="of:=IF([.O9]&gt;[.P9];0;IF([.O9]=[.P9];1;2))" office:value-type="float" office:value="2" calcext:value-type="float">
            <text:p>2</text:p>
          </table:table-cell>
          <table:table-cell table:formula="of:=IF([.P9]&gt;[.Q9];0;IF([.P9]=[.Q9];1;2))" office:value-type="float" office:value="2" calcext:value-type="float">
            <text:p>2</text:p>
          </table:table-cell>
          <table:table-cell table:formula="of:=IF([.Q9]&gt;[.R9];0;IF([.Q9]=[.R9];1;2)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10]&gt;[.M10];0;IF([.L10]=[.M10];1;2))" office:value-type="float" office:value="0" calcext:value-type="float">
            <text:p>0</text:p>
          </table:table-cell>
          <table:table-cell table:formula="of:=IF([.M10]&gt;[.N10];0;IF([.M10]=[.N10];1;2))" office:value-type="float" office:value="1" calcext:value-type="float">
            <text:p>1</text:p>
          </table:table-cell>
          <table:table-cell table:formula="of:=IF([.N10]&gt;[.O10];0;IF([.N10]=[.O10];1;2))" office:value-type="float" office:value="2" calcext:value-type="float">
            <text:p>2</text:p>
          </table:table-cell>
          <table:table-cell table:formula="of:=IF([.O10]&gt;[.P10];0;IF([.O10]=[.P10];1;2))" office:value-type="float" office:value="0" calcext:value-type="float">
            <text:p>0</text:p>
          </table:table-cell>
          <table:table-cell table:formula="of:=IF([.P10]&gt;[.Q10];0;IF([.P10]=[.Q10];1;2))" office:value-type="float" office:value="2" calcext:value-type="float">
            <text:p>2</text:p>
          </table:table-cell>
          <table:table-cell table:formula="of:=IF([.Q10]&gt;[.R10];0;IF([.Q10]=[.R10];1;2))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2.5" calcext:value-type="float">
            <text:p>42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11]&gt;[.M11];0;IF([.L11]=[.M11];1;2))" office:value-type="float" office:value="0" calcext:value-type="float">
            <text:p>0</text:p>
          </table:table-cell>
          <table:table-cell table:formula="of:=IF([.M11]&gt;[.N11];0;IF([.M11]=[.N11];1;2))" office:value-type="float" office:value="1" calcext:value-type="float">
            <text:p>1</text:p>
          </table:table-cell>
          <table:table-cell table:formula="of:=IF([.N11]&gt;[.O11];0;IF([.N11]=[.O11];1;2))" office:value-type="float" office:value="2" calcext:value-type="float">
            <text:p>2</text:p>
          </table:table-cell>
          <table:table-cell table:formula="of:=IF([.O11]&gt;[.P11];0;IF([.O11]=[.P11];1;2))" office:value-type="float" office:value="1" calcext:value-type="float">
            <text:p>1</text:p>
          </table:table-cell>
          <table:table-cell table:formula="of:=IF([.P11]&gt;[.Q11];0;IF([.P11]=[.Q11];1;2))" office:value-type="float" office:value="2" calcext:value-type="float">
            <text:p>2</text:p>
          </table:table-cell>
          <table:table-cell table:formula="of:=IF([.Q11]&gt;[.R11];0;IF([.Q11]=[.R11];1;2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.5" calcext:value-type="float">
            <text:p>12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12]&gt;[.M12];0;IF([.L12]=[.M12];1;2))" office:value-type="float" office:value="2" calcext:value-type="float">
            <text:p>2</text:p>
          </table:table-cell>
          <table:table-cell table:formula="of:=IF([.M12]&gt;[.N12];0;IF([.M12]=[.N12];1;2))" office:value-type="float" office:value="0" calcext:value-type="float">
            <text:p>0</text:p>
          </table:table-cell>
          <table:table-cell table:formula="of:=IF([.N12]&gt;[.O12];0;IF([.N12]=[.O12];1;2))" office:value-type="float" office:value="1" calcext:value-type="float">
            <text:p>1</text:p>
          </table:table-cell>
          <table:table-cell table:formula="of:=IF([.O12]&gt;[.P12];0;IF([.O12]=[.P12];1;2))" office:value-type="float" office:value="1" calcext:value-type="float">
            <text:p>1</text:p>
          </table:table-cell>
          <table:table-cell table:formula="of:=IF([.P12]&gt;[.Q12];0;IF([.P12]=[.Q12];1;2))" office:value-type="float" office:value="0" calcext:value-type="float">
            <text:p>0</text:p>
          </table:table-cell>
          <table:table-cell table:formula="of:=IF([.Q12]&gt;[.R12];0;IF([.Q12]=[.R12];1;2)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6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13]&gt;[.M13];0;IF([.L13]=[.M13];1;2))" office:value-type="float" office:value="1" calcext:value-type="float">
            <text:p>1</text:p>
          </table:table-cell>
          <table:table-cell table:formula="of:=IF([.M13]&gt;[.N13];0;IF([.M13]=[.N13];1;2))" office:value-type="float" office:value="1" calcext:value-type="float">
            <text:p>1</text:p>
          </table:table-cell>
          <table:table-cell table:formula="of:=IF([.N13]&gt;[.O13];0;IF([.N13]=[.O13];1;2))" office:value-type="float" office:value="1" calcext:value-type="float">
            <text:p>1</text:p>
          </table:table-cell>
          <table:table-cell table:formula="of:=IF([.O13]&gt;[.P13];0;IF([.O13]=[.P13];1;2))" office:value-type="float" office:value="1" calcext:value-type="float">
            <text:p>1</text:p>
          </table:table-cell>
          <table:table-cell table:formula="of:=IF([.P13]&gt;[.Q13];0;IF([.P13]=[.Q13];1;2))" office:value-type="float" office:value="0" calcext:value-type="float">
            <text:p>0</text:p>
          </table:table-cell>
          <table:table-cell table:formula="of:=IF([.Q13]&gt;[.R13];0;IF([.Q13]=[.R13];1;2)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14]&gt;[.M14];0;IF([.L14]=[.M14];1;2))" office:value-type="float" office:value="0" calcext:value-type="float">
            <text:p>0</text:p>
          </table:table-cell>
          <table:table-cell table:formula="of:=IF([.M14]&gt;[.N14];0;IF([.M14]=[.N14];1;2))" office:value-type="float" office:value="1" calcext:value-type="float">
            <text:p>1</text:p>
          </table:table-cell>
          <table:table-cell table:formula="of:=IF([.N14]&gt;[.O14];0;IF([.N14]=[.O14];1;2))" office:value-type="float" office:value="1" calcext:value-type="float">
            <text:p>1</text:p>
          </table:table-cell>
          <table:table-cell table:formula="of:=IF([.O14]&gt;[.P14];0;IF([.O14]=[.P14];1;2))" office:value-type="float" office:value="2" calcext:value-type="float">
            <text:p>2</text:p>
          </table:table-cell>
          <table:table-cell table:formula="of:=IF([.P14]&gt;[.Q14];0;IF([.P14]=[.Q14];1;2))" office:value-type="float" office:value="2" calcext:value-type="float">
            <text:p>2</text:p>
          </table:table-cell>
          <table:table-cell table:formula="of:=IF([.Q14]&gt;[.R14];0;IF([.Q14]=[.R14];1;2)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0.5" calcext:value-type="float">
            <text:p>40.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15]&gt;[.M15];0;IF([.L15]=[.M15];1;2))" office:value-type="float" office:value="0" calcext:value-type="float">
            <text:p>0</text:p>
          </table:table-cell>
          <table:table-cell table:formula="of:=IF([.M15]&gt;[.N15];0;IF([.M15]=[.N15];1;2))" office:value-type="float" office:value="2" calcext:value-type="float">
            <text:p>2</text:p>
          </table:table-cell>
          <table:table-cell table:formula="of:=IF([.N15]&gt;[.O15];0;IF([.N15]=[.O15];1;2))" office:value-type="float" office:value="0" calcext:value-type="float">
            <text:p>0</text:p>
          </table:table-cell>
          <table:table-cell table:formula="of:=IF([.O15]&gt;[.P15];0;IF([.O15]=[.P15];1;2))" office:value-type="float" office:value="2" calcext:value-type="float">
            <text:p>2</text:p>
          </table:table-cell>
          <table:table-cell table:formula="of:=IF([.P15]&gt;[.Q15];0;IF([.P15]=[.Q15];1;2))" office:value-type="float" office:value="2" calcext:value-type="float">
            <text:p>2</text:p>
          </table:table-cell>
          <table:table-cell table:formula="of:=IF([.Q15]&gt;[.R15];0;IF([.Q15]=[.R15];1;2))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16]&gt;[.M16];0;IF([.L16]=[.M16];1;2))" office:value-type="float" office:value="2" calcext:value-type="float">
            <text:p>2</text:p>
          </table:table-cell>
          <table:table-cell table:formula="of:=IF([.M16]&gt;[.N16];0;IF([.M16]=[.N16];1;2))" office:value-type="float" office:value="0" calcext:value-type="float">
            <text:p>0</text:p>
          </table:table-cell>
          <table:table-cell table:formula="of:=IF([.N16]&gt;[.O16];0;IF([.N16]=[.O16];1;2))" office:value-type="float" office:value="2" calcext:value-type="float">
            <text:p>2</text:p>
          </table:table-cell>
          <table:table-cell table:formula="of:=IF([.O16]&gt;[.P16];0;IF([.O16]=[.P16];1;2))" office:value-type="float" office:value="0" calcext:value-type="float">
            <text:p>0</text:p>
          </table:table-cell>
          <table:table-cell table:formula="of:=IF([.P16]&gt;[.Q16];0;IF([.P16]=[.Q16];1;2))" office:value-type="float" office:value="2" calcext:value-type="float">
            <text:p>2</text:p>
          </table:table-cell>
          <table:table-cell table:formula="of:=IF([.Q16]&gt;[.R16];0;IF([.Q16]=[.R16];1;2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17]&gt;[.M17];0;IF([.L17]=[.M17];1;2))" office:value-type="float" office:value="2" calcext:value-type="float">
            <text:p>2</text:p>
          </table:table-cell>
          <table:table-cell table:formula="of:=IF([.M17]&gt;[.N17];0;IF([.M17]=[.N17];1;2))" office:value-type="float" office:value="0" calcext:value-type="float">
            <text:p>0</text:p>
          </table:table-cell>
          <table:table-cell table:formula="of:=IF([.N17]&gt;[.O17];0;IF([.N17]=[.O17];1;2))" office:value-type="float" office:value="2" calcext:value-type="float">
            <text:p>2</text:p>
          </table:table-cell>
          <table:table-cell table:formula="of:=IF([.O17]&gt;[.P17];0;IF([.O17]=[.P17];1;2))" office:value-type="float" office:value="0" calcext:value-type="float">
            <text:p>0</text:p>
          </table:table-cell>
          <table:table-cell table:formula="of:=IF([.P17]&gt;[.Q17];0;IF([.P17]=[.Q17];1;2))" office:value-type="float" office:value="2" calcext:value-type="float">
            <text:p>2</text:p>
          </table:table-cell>
          <table:table-cell table:formula="of:=IF([.Q17]&gt;[.R17];0;IF([.Q17]=[.R17];1;2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2.5" calcext:value-type="float">
            <text:p>32.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18]&gt;[.M18];0;IF([.L18]=[.M18];1;2))" office:value-type="float" office:value="2" calcext:value-type="float">
            <text:p>2</text:p>
          </table:table-cell>
          <table:table-cell table:formula="of:=IF([.M18]&gt;[.N18];0;IF([.M18]=[.N18];1;2))" office:value-type="float" office:value="0" calcext:value-type="float">
            <text:p>0</text:p>
          </table:table-cell>
          <table:table-cell table:formula="of:=IF([.N18]&gt;[.O18];0;IF([.N18]=[.O18];1;2))" office:value-type="float" office:value="1" calcext:value-type="float">
            <text:p>1</text:p>
          </table:table-cell>
          <table:table-cell table:formula="of:=IF([.O18]&gt;[.P18];0;IF([.O18]=[.P18];1;2))" office:value-type="float" office:value="1" calcext:value-type="float">
            <text:p>1</text:p>
          </table:table-cell>
          <table:table-cell table:formula="of:=IF([.P18]&gt;[.Q18];0;IF([.P18]=[.Q18];1;2))" office:value-type="float" office:value="2" calcext:value-type="float">
            <text:p>2</text:p>
          </table:table-cell>
          <table:table-cell table:formula="of:=IF([.Q18]&gt;[.R18];0;IF([.Q18]=[.R18];1;2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1.5" calcext:value-type="float">
            <text:p>41.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19]&gt;[.M19];0;IF([.L19]=[.M19];1;2))" office:value-type="float" office:value="1" calcext:value-type="float">
            <text:p>1</text:p>
          </table:table-cell>
          <table:table-cell table:formula="of:=IF([.M19]&gt;[.N19];0;IF([.M19]=[.N19];1;2))" office:value-type="float" office:value="1" calcext:value-type="float">
            <text:p>1</text:p>
          </table:table-cell>
          <table:table-cell table:formula="of:=IF([.N19]&gt;[.O19];0;IF([.N19]=[.O19];1;2))" office:value-type="float" office:value="1" calcext:value-type="float">
            <text:p>1</text:p>
          </table:table-cell>
          <table:table-cell table:formula="of:=IF([.O19]&gt;[.P19];0;IF([.O19]=[.P19];1;2))" office:value-type="float" office:value="0" calcext:value-type="float">
            <text:p>0</text:p>
          </table:table-cell>
          <table:table-cell table:formula="of:=IF([.P19]&gt;[.Q19];0;IF([.P19]=[.Q19];1;2))" office:value-type="float" office:value="2" calcext:value-type="float">
            <text:p>2</text:p>
          </table:table-cell>
          <table:table-cell table:formula="of:=IF([.Q19]&gt;[.R19];0;IF([.Q19]=[.R19];1;2)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11.5" calcext:value-type="float">
            <text:p>11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20]&gt;[.M20];0;IF([.L20]=[.M20];1;2))" office:value-type="float" office:value="0" calcext:value-type="float">
            <text:p>0</text:p>
          </table:table-cell>
          <table:table-cell table:formula="of:=IF([.M20]&gt;[.N20];0;IF([.M20]=[.N20];1;2))" office:value-type="float" office:value="2" calcext:value-type="float">
            <text:p>2</text:p>
          </table:table-cell>
          <table:table-cell table:formula="of:=IF([.N20]&gt;[.O20];0;IF([.N20]=[.O20];1;2))" office:value-type="float" office:value="1" calcext:value-type="float">
            <text:p>1</text:p>
          </table:table-cell>
          <table:table-cell table:formula="of:=IF([.O20]&gt;[.P20];0;IF([.O20]=[.P20];1;2))" office:value-type="float" office:value="0" calcext:value-type="float">
            <text:p>0</text:p>
          </table:table-cell>
          <table:table-cell table:formula="of:=IF([.P20]&gt;[.Q20];0;IF([.P20]=[.Q20];1;2))" office:value-type="float" office:value="2" calcext:value-type="float">
            <text:p>2</text:p>
          </table:table-cell>
          <table:table-cell table:formula="of:=IF([.Q20]&gt;[.R20];0;IF([.Q20]=[.R20];1;2)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21]&gt;[.M21];0;IF([.L21]=[.M21];1;2))" office:value-type="float" office:value="0" calcext:value-type="float">
            <text:p>0</text:p>
          </table:table-cell>
          <table:table-cell table:formula="of:=IF([.M21]&gt;[.N21];0;IF([.M21]=[.N21];1;2))" office:value-type="float" office:value="2" calcext:value-type="float">
            <text:p>2</text:p>
          </table:table-cell>
          <table:table-cell table:formula="of:=IF([.N21]&gt;[.O21];0;IF([.N21]=[.O21];1;2))" office:value-type="float" office:value="0" calcext:value-type="float">
            <text:p>0</text:p>
          </table:table-cell>
          <table:table-cell table:formula="of:=IF([.O21]&gt;[.P21];0;IF([.O21]=[.P21];1;2))" office:value-type="float" office:value="2" calcext:value-type="float">
            <text:p>2</text:p>
          </table:table-cell>
          <table:table-cell table:formula="of:=IF([.P21]&gt;[.Q21];0;IF([.P21]=[.Q21];1;2))" office:value-type="float" office:value="0" calcext:value-type="float">
            <text:p>0</text:p>
          </table:table-cell>
          <table:table-cell table:formula="of:=IF([.Q21]&gt;[.R21];0;IF([.Q21]=[.R21];1;2)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22]&gt;[.M22];0;IF([.L22]=[.M22];1;2))" office:value-type="float" office:value="0" calcext:value-type="float">
            <text:p>0</text:p>
          </table:table-cell>
          <table:table-cell table:formula="of:=IF([.M22]&gt;[.N22];0;IF([.M22]=[.N22];1;2))" office:value-type="float" office:value="1" calcext:value-type="float">
            <text:p>1</text:p>
          </table:table-cell>
          <table:table-cell table:formula="of:=IF([.N22]&gt;[.O22];0;IF([.N22]=[.O22];1;2))" office:value-type="float" office:value="2" calcext:value-type="float">
            <text:p>2</text:p>
          </table:table-cell>
          <table:table-cell table:formula="of:=IF([.O22]&gt;[.P22];0;IF([.O22]=[.P22];1;2))" office:value-type="float" office:value="2" calcext:value-type="float">
            <text:p>2</text:p>
          </table:table-cell>
          <table:table-cell table:formula="of:=IF([.P22]&gt;[.Q22];0;IF([.P22]=[.Q22];1;2))" office:value-type="float" office:value="0" calcext:value-type="float">
            <text:p>0</text:p>
          </table:table-cell>
          <table:table-cell table:formula="of:=IF([.Q22]&gt;[.R22];0;IF([.Q22]=[.R22];1;2)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1.5" calcext:value-type="float">
            <text:p>41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23]&gt;[.M23];0;IF([.L23]=[.M23];1;2))" office:value-type="float" office:value="0" calcext:value-type="float">
            <text:p>0</text:p>
          </table:table-cell>
          <table:table-cell table:formula="of:=IF([.M23]&gt;[.N23];0;IF([.M23]=[.N23];1;2))" office:value-type="float" office:value="0" calcext:value-type="float">
            <text:p>0</text:p>
          </table:table-cell>
          <table:table-cell table:formula="of:=IF([.N23]&gt;[.O23];0;IF([.N23]=[.O23];1;2))" office:value-type="float" office:value="2" calcext:value-type="float">
            <text:p>2</text:p>
          </table:table-cell>
          <table:table-cell table:formula="of:=IF([.O23]&gt;[.P23];0;IF([.O23]=[.P23];1;2))" office:value-type="float" office:value="0" calcext:value-type="float">
            <text:p>0</text:p>
          </table:table-cell>
          <table:table-cell table:formula="of:=IF([.P23]&gt;[.Q23];0;IF([.P23]=[.Q23];1;2))" office:value-type="float" office:value="0" calcext:value-type="float">
            <text:p>0</text:p>
          </table:table-cell>
          <table:table-cell table:formula="of:=IF([.Q23]&gt;[.R23];0;IF([.Q23]=[.R23];1;2)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.5" calcext:value-type="float">
            <text:p>12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24]&gt;[.M24];0;IF([.L24]=[.M24];1;2))" office:value-type="float" office:value="2" calcext:value-type="float">
            <text:p>2</text:p>
          </table:table-cell>
          <table:table-cell table:formula="of:=IF([.M24]&gt;[.N24];0;IF([.M24]=[.N24];1;2))" office:value-type="float" office:value="2" calcext:value-type="float">
            <text:p>2</text:p>
          </table:table-cell>
          <table:table-cell table:formula="of:=IF([.N24]&gt;[.O24];0;IF([.N24]=[.O24];1;2))" office:value-type="float" office:value="0" calcext:value-type="float">
            <text:p>0</text:p>
          </table:table-cell>
          <table:table-cell table:formula="of:=IF([.O24]&gt;[.P24];0;IF([.O24]=[.P24];1;2))" office:value-type="float" office:value="1" calcext:value-type="float">
            <text:p>1</text:p>
          </table:table-cell>
          <table:table-cell table:formula="of:=IF([.P24]&gt;[.Q24];0;IF([.P24]=[.Q24];1;2))" office:value-type="float" office:value="0" calcext:value-type="float">
            <text:p>0</text:p>
          </table:table-cell>
          <table:table-cell table:formula="of:=IF([.Q24]&gt;[.R24];0;IF([.Q24]=[.R24];1;2)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25]&gt;[.M25];0;IF([.L25]=[.M25];1;2))" office:value-type="float" office:value="2" calcext:value-type="float">
            <text:p>2</text:p>
          </table:table-cell>
          <table:table-cell table:formula="of:=IF([.M25]&gt;[.N25];0;IF([.M25]=[.N25];1;2))" office:value-type="float" office:value="1" calcext:value-type="float">
            <text:p>1</text:p>
          </table:table-cell>
          <table:table-cell table:formula="of:=IF([.N25]&gt;[.O25];0;IF([.N25]=[.O25];1;2))" office:value-type="float" office:value="0" calcext:value-type="float">
            <text:p>0</text:p>
          </table:table-cell>
          <table:table-cell table:formula="of:=IF([.O25]&gt;[.P25];0;IF([.O25]=[.P25];1;2))" office:value-type="float" office:value="0" calcext:value-type="float">
            <text:p>0</text:p>
          </table:table-cell>
          <table:table-cell table:formula="of:=IF([.P25]&gt;[.Q25];0;IF([.P25]=[.Q25];1;2))" office:value-type="float" office:value="2" calcext:value-type="float">
            <text:p>2</text:p>
          </table:table-cell>
          <table:table-cell table:formula="of:=IF([.Q25]&gt;[.R25];0;IF([.Q25]=[.R25];1;2)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4.5" calcext:value-type="float">
            <text:p>34.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26]&gt;[.M26];0;IF([.L26]=[.M26];1;2))" office:value-type="float" office:value="0" calcext:value-type="float">
            <text:p>0</text:p>
          </table:table-cell>
          <table:table-cell table:formula="of:=IF([.M26]&gt;[.N26];0;IF([.M26]=[.N26];1;2))" office:value-type="float" office:value="2" calcext:value-type="float">
            <text:p>2</text:p>
          </table:table-cell>
          <table:table-cell table:formula="of:=IF([.N26]&gt;[.O26];0;IF([.N26]=[.O26];1;2))" office:value-type="float" office:value="1" calcext:value-type="float">
            <text:p>1</text:p>
          </table:table-cell>
          <table:table-cell table:formula="of:=IF([.O26]&gt;[.P26];0;IF([.O26]=[.P26];1;2))" office:value-type="float" office:value="2" calcext:value-type="float">
            <text:p>2</text:p>
          </table:table-cell>
          <table:table-cell table:formula="of:=IF([.P26]&gt;[.Q26];0;IF([.P26]=[.Q26];1;2))" office:value-type="float" office:value="0" calcext:value-type="float">
            <text:p>0</text:p>
          </table:table-cell>
          <table:table-cell table:formula="of:=IF([.Q26]&gt;[.R26];0;IF([.Q26]=[.R26];1;2)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1.5" calcext:value-type="float">
            <text:p>41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27]&gt;[.M27];0;IF([.L27]=[.M27];1;2))" office:value-type="float" office:value="0" calcext:value-type="float">
            <text:p>0</text:p>
          </table:table-cell>
          <table:table-cell table:formula="of:=IF([.M27]&gt;[.N27];0;IF([.M27]=[.N27];1;2))" office:value-type="float" office:value="1" calcext:value-type="float">
            <text:p>1</text:p>
          </table:table-cell>
          <table:table-cell table:formula="of:=IF([.N27]&gt;[.O27];0;IF([.N27]=[.O27];1;2))" office:value-type="float" office:value="2" calcext:value-type="float">
            <text:p>2</text:p>
          </table:table-cell>
          <table:table-cell table:formula="of:=IF([.O27]&gt;[.P27];0;IF([.O27]=[.P27];1;2))" office:value-type="float" office:value="1" calcext:value-type="float">
            <text:p>1</text:p>
          </table:table-cell>
          <table:table-cell table:formula="of:=IF([.P27]&gt;[.Q27];0;IF([.P27]=[.Q27];1;2))" office:value-type="float" office:value="1" calcext:value-type="float">
            <text:p>1</text:p>
          </table:table-cell>
          <table:table-cell table:formula="of:=IF([.Q27]&gt;[.R27];0;IF([.Q27]=[.R27];1;2)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.5" calcext:value-type="float">
            <text:p>12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28]&gt;[.M28];0;IF([.L28]=[.M28];1;2))" office:value-type="float" office:value="2" calcext:value-type="float">
            <text:p>2</text:p>
          </table:table-cell>
          <table:table-cell table:formula="of:=IF([.M28]&gt;[.N28];0;IF([.M28]=[.N28];1;2))" office:value-type="float" office:value="0" calcext:value-type="float">
            <text:p>0</text:p>
          </table:table-cell>
          <table:table-cell table:formula="of:=IF([.N28]&gt;[.O28];0;IF([.N28]=[.O28];1;2))" office:value-type="float" office:value="0" calcext:value-type="float">
            <text:p>0</text:p>
          </table:table-cell>
          <table:table-cell table:formula="of:=IF([.O28]&gt;[.P28];0;IF([.O28]=[.P28];1;2))" office:value-type="float" office:value="1" calcext:value-type="float">
            <text:p>1</text:p>
          </table:table-cell>
          <table:table-cell table:formula="of:=IF([.P28]&gt;[.Q28];0;IF([.P28]=[.Q28];1;2))" office:value-type="float" office:value="2" calcext:value-type="float">
            <text:p>2</text:p>
          </table:table-cell>
          <table:table-cell table:formula="of:=IF([.Q28]&gt;[.R28];0;IF([.Q28]=[.R28];1;2)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29]&gt;[.M29];0;IF([.L29]=[.M29];1;2))" office:value-type="float" office:value="0" calcext:value-type="float">
            <text:p>0</text:p>
          </table:table-cell>
          <table:table-cell table:formula="of:=IF([.M29]&gt;[.N29];0;IF([.M29]=[.N29];1;2))" office:value-type="float" office:value="2" calcext:value-type="float">
            <text:p>2</text:p>
          </table:table-cell>
          <table:table-cell table:formula="of:=IF([.N29]&gt;[.O29];0;IF([.N29]=[.O29];1;2))" office:value-type="float" office:value="0" calcext:value-type="float">
            <text:p>0</text:p>
          </table:table-cell>
          <table:table-cell table:formula="of:=IF([.O29]&gt;[.P29];0;IF([.O29]=[.P29];1;2))" office:value-type="float" office:value="1" calcext:value-type="float">
            <text:p>1</text:p>
          </table:table-cell>
          <table:table-cell table:formula="of:=IF([.P29]&gt;[.Q29];0;IF([.P29]=[.Q29];1;2))" office:value-type="float" office:value="2" calcext:value-type="float">
            <text:p>2</text:p>
          </table:table-cell>
          <table:table-cell table:formula="of:=IF([.Q29]&gt;[.R29];0;IF([.Q29]=[.R29];1;2)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30]&gt;[.M30];0;IF([.L30]=[.M30];1;2))" office:value-type="float" office:value="0" calcext:value-type="float">
            <text:p>0</text:p>
          </table:table-cell>
          <table:table-cell table:formula="of:=IF([.M30]&gt;[.N30];0;IF([.M30]=[.N30];1;2))" office:value-type="float" office:value="0" calcext:value-type="float">
            <text:p>0</text:p>
          </table:table-cell>
          <table:table-cell table:formula="of:=IF([.N30]&gt;[.O30];0;IF([.N30]=[.O30];1;2))" office:value-type="float" office:value="2" calcext:value-type="float">
            <text:p>2</text:p>
          </table:table-cell>
          <table:table-cell table:formula="of:=IF([.O30]&gt;[.P30];0;IF([.O30]=[.P30];1;2))" office:value-type="float" office:value="2" calcext:value-type="float">
            <text:p>2</text:p>
          </table:table-cell>
          <table:table-cell table:formula="of:=IF([.P30]&gt;[.Q30];0;IF([.P30]=[.Q30];1;2))" office:value-type="float" office:value="0" calcext:value-type="float">
            <text:p>0</text:p>
          </table:table-cell>
          <table:table-cell table:formula="of:=IF([.Q30]&gt;[.R30];0;IF([.Q30]=[.R30];1;2)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1.5" calcext:value-type="float">
            <text:p>41.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31]&gt;[.M31];0;IF([.L31]=[.M31];1;2))" office:value-type="float" office:value="0" calcext:value-type="float">
            <text:p>0</text:p>
          </table:table-cell>
          <table:table-cell table:formula="of:=IF([.M31]&gt;[.N31];0;IF([.M31]=[.N31];1;2))" office:value-type="float" office:value="2" calcext:value-type="float">
            <text:p>2</text:p>
          </table:table-cell>
          <table:table-cell table:formula="of:=IF([.N31]&gt;[.O31];0;IF([.N31]=[.O31];1;2))" office:value-type="float" office:value="0" calcext:value-type="float">
            <text:p>0</text:p>
          </table:table-cell>
          <table:table-cell table:formula="of:=IF([.O31]&gt;[.P31];0;IF([.O31]=[.P31];1;2))" office:value-type="float" office:value="1" calcext:value-type="float">
            <text:p>1</text:p>
          </table:table-cell>
          <table:table-cell table:formula="of:=IF([.P31]&gt;[.Q31];0;IF([.P31]=[.Q31];1;2))" office:value-type="float" office:value="2" calcext:value-type="float">
            <text:p>2</text:p>
          </table:table-cell>
          <table:table-cell table:formula="of:=IF([.Q31]&gt;[.R31];0;IF([.Q31]=[.R31];1;2)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32]&gt;[.M32];0;IF([.L32]=[.M32];1;2))" office:value-type="float" office:value="1" calcext:value-type="float">
            <text:p>1</text:p>
          </table:table-cell>
          <table:table-cell table:formula="of:=IF([.M32]&gt;[.N32];0;IF([.M32]=[.N32];1;2))" office:value-type="float" office:value="2" calcext:value-type="float">
            <text:p>2</text:p>
          </table:table-cell>
          <table:table-cell table:formula="of:=IF([.N32]&gt;[.O32];0;IF([.N32]=[.O32];1;2))" office:value-type="float" office:value="0" calcext:value-type="float">
            <text:p>0</text:p>
          </table:table-cell>
          <table:table-cell table:formula="of:=IF([.O32]&gt;[.P32];0;IF([.O32]=[.P32];1;2))" office:value-type="float" office:value="0" calcext:value-type="float">
            <text:p>0</text:p>
          </table:table-cell>
          <table:table-cell table:formula="of:=IF([.P32]&gt;[.Q32];0;IF([.P32]=[.Q32];1;2))" office:value-type="float" office:value="2" calcext:value-type="float">
            <text:p>2</text:p>
          </table:table-cell>
          <table:table-cell table:formula="of:=IF([.Q32]&gt;[.R32];0;IF([.Q32]=[.R32];1;2)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1.5" calcext:value-type="float">
            <text:p>2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33]&gt;[.M33];0;IF([.L33]=[.M33];1;2))" office:value-type="float" office:value="1" calcext:value-type="float">
            <text:p>1</text:p>
          </table:table-cell>
          <table:table-cell table:formula="of:=IF([.M33]&gt;[.N33];0;IF([.M33]=[.N33];1;2))" office:value-type="float" office:value="2" calcext:value-type="float">
            <text:p>2</text:p>
          </table:table-cell>
          <table:table-cell table:formula="of:=IF([.N33]&gt;[.O33];0;IF([.N33]=[.O33];1;2))" office:value-type="float" office:value="0" calcext:value-type="float">
            <text:p>0</text:p>
          </table:table-cell>
          <table:table-cell table:formula="of:=IF([.O33]&gt;[.P33];0;IF([.O33]=[.P33];1;2))" office:value-type="float" office:value="2" calcext:value-type="float">
            <text:p>2</text:p>
          </table:table-cell>
          <table:table-cell table:formula="of:=IF([.P33]&gt;[.Q33];0;IF([.P33]=[.Q33];1;2))" office:value-type="float" office:value="1" calcext:value-type="float">
            <text:p>1</text:p>
          </table:table-cell>
          <table:table-cell table:formula="of:=IF([.Q33]&gt;[.R33];0;IF([.Q33]=[.R33];1;2)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34]&gt;[.M34];0;IF([.L34]=[.M34];1;2))" office:value-type="float" office:value="0" calcext:value-type="float">
            <text:p>0</text:p>
          </table:table-cell>
          <table:table-cell table:formula="of:=IF([.M34]&gt;[.N34];0;IF([.M34]=[.N34];1;2))" office:value-type="float" office:value="2" calcext:value-type="float">
            <text:p>2</text:p>
          </table:table-cell>
          <table:table-cell table:formula="of:=IF([.N34]&gt;[.O34];0;IF([.N34]=[.O34];1;2))" office:value-type="float" office:value="0" calcext:value-type="float">
            <text:p>0</text:p>
          </table:table-cell>
          <table:table-cell table:formula="of:=IF([.O34]&gt;[.P34];0;IF([.O34]=[.P34];1;2))" office:value-type="float" office:value="1" calcext:value-type="float">
            <text:p>1</text:p>
          </table:table-cell>
          <table:table-cell table:formula="of:=IF([.P34]&gt;[.Q34];0;IF([.P34]=[.Q34];1;2))" office:value-type="float" office:value="2" calcext:value-type="float">
            <text:p>2</text:p>
          </table:table-cell>
          <table:table-cell table:formula="of:=IF([.Q34]&gt;[.R34];0;IF([.Q34]=[.R34];1;2)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2.5" calcext:value-type="float">
            <text:p>42.5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35]&gt;[.M35];0;IF([.L35]=[.M35];1;2))" office:value-type="float" office:value="0" calcext:value-type="float">
            <text:p>0</text:p>
          </table:table-cell>
          <table:table-cell table:formula="of:=IF([.M35]&gt;[.N35];0;IF([.M35]=[.N35];1;2))" office:value-type="float" office:value="1" calcext:value-type="float">
            <text:p>1</text:p>
          </table:table-cell>
          <table:table-cell table:formula="of:=IF([.N35]&gt;[.O35];0;IF([.N35]=[.O35];1;2))" office:value-type="float" office:value="2" calcext:value-type="float">
            <text:p>2</text:p>
          </table:table-cell>
          <table:table-cell table:formula="of:=IF([.O35]&gt;[.P35];0;IF([.O35]=[.P35];1;2))" office:value-type="float" office:value="1" calcext:value-type="float">
            <text:p>1</text:p>
          </table:table-cell>
          <table:table-cell table:formula="of:=IF([.P35]&gt;[.Q35];0;IF([.P35]=[.Q35];1;2))" office:value-type="float" office:value="2" calcext:value-type="float">
            <text:p>2</text:p>
          </table:table-cell>
          <table:table-cell table:formula="of:=IF([.Q35]&gt;[.R35];0;IF([.Q35]=[.R35];1;2)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36]&gt;[.M36];0;IF([.L36]=[.M36];1;2))" office:value-type="float" office:value="0" calcext:value-type="float">
            <text:p>0</text:p>
          </table:table-cell>
          <table:table-cell table:formula="of:=IF([.M36]&gt;[.N36];0;IF([.M36]=[.N36];1;2))" office:value-type="float" office:value="2" calcext:value-type="float">
            <text:p>2</text:p>
          </table:table-cell>
          <table:table-cell table:formula="of:=IF([.N36]&gt;[.O36];0;IF([.N36]=[.O36];1;2))" office:value-type="float" office:value="0" calcext:value-type="float">
            <text:p>0</text:p>
          </table:table-cell>
          <table:table-cell table:formula="of:=IF([.O36]&gt;[.P36];0;IF([.O36]=[.P36];1;2))" office:value-type="float" office:value="2" calcext:value-type="float">
            <text:p>2</text:p>
          </table:table-cell>
          <table:table-cell table:formula="of:=IF([.P36]&gt;[.Q36];0;IF([.P36]=[.Q36];1;2))" office:value-type="float" office:value="0" calcext:value-type="float">
            <text:p>0</text:p>
          </table:table-cell>
          <table:table-cell table:formula="of:=IF([.Q36]&gt;[.R36];0;IF([.Q36]=[.R36];1;2)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37]&gt;[.M37];0;IF([.L37]=[.M37];1;2))" office:value-type="float" office:value="2" calcext:value-type="float">
            <text:p>2</text:p>
          </table:table-cell>
          <table:table-cell table:formula="of:=IF([.M37]&gt;[.N37];0;IF([.M37]=[.N37];1;2))" office:value-type="float" office:value="0" calcext:value-type="float">
            <text:p>0</text:p>
          </table:table-cell>
          <table:table-cell table:formula="of:=IF([.N37]&gt;[.O37];0;IF([.N37]=[.O37];1;2))" office:value-type="float" office:value="1" calcext:value-type="float">
            <text:p>1</text:p>
          </table:table-cell>
          <table:table-cell table:formula="of:=IF([.O37]&gt;[.P37];0;IF([.O37]=[.P37];1;2))" office:value-type="float" office:value="0" calcext:value-type="float">
            <text:p>0</text:p>
          </table:table-cell>
          <table:table-cell table:formula="of:=IF([.P37]&gt;[.Q37];0;IF([.P37]=[.Q37];1;2))" office:value-type="float" office:value="2" calcext:value-type="float">
            <text:p>2</text:p>
          </table:table-cell>
          <table:table-cell table:formula="of:=IF([.Q37]&gt;[.R37];0;IF([.Q37]=[.R37];1;2)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3.5" calcext:value-type="float">
            <text:p>33.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38]&gt;[.M38];0;IF([.L38]=[.M38];1;2))" office:value-type="float" office:value="0" calcext:value-type="float">
            <text:p>0</text:p>
          </table:table-cell>
          <table:table-cell table:formula="of:=IF([.M38]&gt;[.N38];0;IF([.M38]=[.N38];1;2))" office:value-type="float" office:value="0" calcext:value-type="float">
            <text:p>0</text:p>
          </table:table-cell>
          <table:table-cell table:formula="of:=IF([.N38]&gt;[.O38];0;IF([.N38]=[.O38];1;2))" office:value-type="float" office:value="2" calcext:value-type="float">
            <text:p>2</text:p>
          </table:table-cell>
          <table:table-cell table:formula="of:=IF([.O38]&gt;[.P38];0;IF([.O38]=[.P38];1;2))" office:value-type="float" office:value="2" calcext:value-type="float">
            <text:p>2</text:p>
          </table:table-cell>
          <table:table-cell table:formula="of:=IF([.P38]&gt;[.Q38];0;IF([.P38]=[.Q38];1;2))" office:value-type="float" office:value="0" calcext:value-type="float">
            <text:p>0</text:p>
          </table:table-cell>
          <table:table-cell table:formula="of:=IF([.Q38]&gt;[.R38];0;IF([.Q38]=[.R38];1;2)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2.5" calcext:value-type="float">
            <text:p>42.5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39]&gt;[.M39];0;IF([.L39]=[.M39];1;2))" office:value-type="float" office:value="0" calcext:value-type="float">
            <text:p>0</text:p>
          </table:table-cell>
          <table:table-cell table:formula="of:=IF([.M39]&gt;[.N39];0;IF([.M39]=[.N39];1;2))" office:value-type="float" office:value="0" calcext:value-type="float">
            <text:p>0</text:p>
          </table:table-cell>
          <table:table-cell table:formula="of:=IF([.N39]&gt;[.O39];0;IF([.N39]=[.O39];1;2))" office:value-type="float" office:value="2" calcext:value-type="float">
            <text:p>2</text:p>
          </table:table-cell>
          <table:table-cell table:formula="of:=IF([.O39]&gt;[.P39];0;IF([.O39]=[.P39];1;2))" office:value-type="float" office:value="2" calcext:value-type="float">
            <text:p>2</text:p>
          </table:table-cell>
          <table:table-cell table:formula="of:=IF([.P39]&gt;[.Q39];0;IF([.P39]=[.Q39];1;2))" office:value-type="float" office:value="0" calcext:value-type="float">
            <text:p>0</text:p>
          </table:table-cell>
          <table:table-cell table:formula="of:=IF([.Q39]&gt;[.R39];0;IF([.Q39]=[.R39];1;2))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5.5" calcext:value-type="float">
            <text:p>5.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40]&gt;[.M40];0;IF([.L40]=[.M40];1;2))" office:value-type="float" office:value="2" calcext:value-type="float">
            <text:p>2</text:p>
          </table:table-cell>
          <table:table-cell table:formula="of:=IF([.M40]&gt;[.N40];0;IF([.M40]=[.N40];1;2))" office:value-type="float" office:value="0" calcext:value-type="float">
            <text:p>0</text:p>
          </table:table-cell>
          <table:table-cell table:formula="of:=IF([.N40]&gt;[.O40];0;IF([.N40]=[.O40];1;2))" office:value-type="float" office:value="0" calcext:value-type="float">
            <text:p>0</text:p>
          </table:table-cell>
          <table:table-cell table:formula="of:=IF([.O40]&gt;[.P40];0;IF([.O40]=[.P40];1;2))" office:value-type="float" office:value="2" calcext:value-type="float">
            <text:p>2</text:p>
          </table:table-cell>
          <table:table-cell table:formula="of:=IF([.P40]&gt;[.Q40];0;IF([.P40]=[.Q40];1;2))" office:value-type="float" office:value="0" calcext:value-type="float">
            <text:p>0</text:p>
          </table:table-cell>
          <table:table-cell table:formula="of:=IF([.Q40]&gt;[.R40];0;IF([.Q40]=[.R40];1;2)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41]&gt;[.M41];0;IF([.L41]=[.M41];1;2))" office:value-type="float" office:value="2" calcext:value-type="float">
            <text:p>2</text:p>
          </table:table-cell>
          <table:table-cell table:formula="of:=IF([.M41]&gt;[.N41];0;IF([.M41]=[.N41];1;2))" office:value-type="float" office:value="1" calcext:value-type="float">
            <text:p>1</text:p>
          </table:table-cell>
          <table:table-cell table:formula="of:=IF([.N41]&gt;[.O41];0;IF([.N41]=[.O41];1;2))" office:value-type="float" office:value="0" calcext:value-type="float">
            <text:p>0</text:p>
          </table:table-cell>
          <table:table-cell table:formula="of:=IF([.O41]&gt;[.P41];0;IF([.O41]=[.P41];1;2))" office:value-type="float" office:value="1" calcext:value-type="float">
            <text:p>1</text:p>
          </table:table-cell>
          <table:table-cell table:formula="of:=IF([.P41]&gt;[.Q41];0;IF([.P41]=[.Q41];1;2))" office:value-type="float" office:value="0" calcext:value-type="float">
            <text:p>0</text:p>
          </table:table-cell>
          <table:table-cell table:formula="of:=IF([.Q41]&gt;[.R41];0;IF([.Q41]=[.R41];1;2)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2.5" calcext:value-type="float">
            <text:p>32.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42]&gt;[.M42];0;IF([.L42]=[.M42];1;2))" office:value-type="float" office:value="0" calcext:value-type="float">
            <text:p>0</text:p>
          </table:table-cell>
          <table:table-cell table:formula="of:=IF([.M42]&gt;[.N42];0;IF([.M42]=[.N42];1;2))" office:value-type="float" office:value="0" calcext:value-type="float">
            <text:p>0</text:p>
          </table:table-cell>
          <table:table-cell table:formula="of:=IF([.N42]&gt;[.O42];0;IF([.N42]=[.O42];1;2))" office:value-type="float" office:value="2" calcext:value-type="float">
            <text:p>2</text:p>
          </table:table-cell>
          <table:table-cell table:formula="of:=IF([.O42]&gt;[.P42];0;IF([.O42]=[.P42];1;2))" office:value-type="float" office:value="0" calcext:value-type="float">
            <text:p>0</text:p>
          </table:table-cell>
          <table:table-cell table:formula="of:=IF([.P42]&gt;[.Q42];0;IF([.P42]=[.Q42];1;2))" office:value-type="float" office:value="2" calcext:value-type="float">
            <text:p>2</text:p>
          </table:table-cell>
          <table:table-cell table:formula="of:=IF([.Q42]&gt;[.R42];0;IF([.Q42]=[.R42];1;2)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0.5" calcext:value-type="float">
            <text:p>4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43]&gt;[.M43];0;IF([.L43]=[.M43];1;2))" office:value-type="float" office:value="0" calcext:value-type="float">
            <text:p>0</text:p>
          </table:table-cell>
          <table:table-cell table:formula="of:=IF([.M43]&gt;[.N43];0;IF([.M43]=[.N43];1;2))" office:value-type="float" office:value="0" calcext:value-type="float">
            <text:p>0</text:p>
          </table:table-cell>
          <table:table-cell table:formula="of:=IF([.N43]&gt;[.O43];0;IF([.N43]=[.O43];1;2))" office:value-type="float" office:value="2" calcext:value-type="float">
            <text:p>2</text:p>
          </table:table-cell>
          <table:table-cell table:formula="of:=IF([.O43]&gt;[.P43];0;IF([.O43]=[.P43];1;2))" office:value-type="float" office:value="2" calcext:value-type="float">
            <text:p>2</text:p>
          </table:table-cell>
          <table:table-cell table:formula="of:=IF([.P43]&gt;[.Q43];0;IF([.P43]=[.Q43];1;2))" office:value-type="float" office:value="0" calcext:value-type="float">
            <text:p>0</text:p>
          </table:table-cell>
          <table:table-cell table:formula="of:=IF([.Q43]&gt;[.R43];0;IF([.Q43]=[.R43];1;2)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44]&gt;[.M44];0;IF([.L44]=[.M44];1;2))" office:value-type="float" office:value="2" calcext:value-type="float">
            <text:p>2</text:p>
          </table:table-cell>
          <table:table-cell table:formula="of:=IF([.M44]&gt;[.N44];0;IF([.M44]=[.N44];1;2))" office:value-type="float" office:value="0" calcext:value-type="float">
            <text:p>0</text:p>
          </table:table-cell>
          <table:table-cell table:formula="of:=IF([.N44]&gt;[.O44];0;IF([.N44]=[.O44];1;2))" office:value-type="float" office:value="2" calcext:value-type="float">
            <text:p>2</text:p>
          </table:table-cell>
          <table:table-cell table:formula="of:=IF([.O44]&gt;[.P44];0;IF([.O44]=[.P44];1;2))" office:value-type="float" office:value="0" calcext:value-type="float">
            <text:p>0</text:p>
          </table:table-cell>
          <table:table-cell table:formula="of:=IF([.P44]&gt;[.Q44];0;IF([.P44]=[.Q44];1;2))" office:value-type="float" office:value="0" calcext:value-type="float">
            <text:p>0</text:p>
          </table:table-cell>
          <table:table-cell table:formula="of:=IF([.Q44]&gt;[.R44];0;IF([.Q44]=[.R44];1;2)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45]&gt;[.M45];0;IF([.L45]=[.M45];1;2))" office:value-type="float" office:value="1" calcext:value-type="float">
            <text:p>1</text:p>
          </table:table-cell>
          <table:table-cell table:formula="of:=IF([.M45]&gt;[.N45];0;IF([.M45]=[.N45];1;2))" office:value-type="float" office:value="1" calcext:value-type="float">
            <text:p>1</text:p>
          </table:table-cell>
          <table:table-cell table:formula="of:=IF([.N45]&gt;[.O45];0;IF([.N45]=[.O45];1;2))" office:value-type="float" office:value="0" calcext:value-type="float">
            <text:p>0</text:p>
          </table:table-cell>
          <table:table-cell table:formula="of:=IF([.O45]&gt;[.P45];0;IF([.O45]=[.P45];1;2))" office:value-type="float" office:value="2" calcext:value-type="float">
            <text:p>2</text:p>
          </table:table-cell>
          <table:table-cell table:formula="of:=IF([.P45]&gt;[.Q45];0;IF([.P45]=[.Q45];1;2))" office:value-type="float" office:value="0" calcext:value-type="float">
            <text:p>0</text:p>
          </table:table-cell>
          <table:table-cell table:formula="of:=IF([.Q45]&gt;[.R45];0;IF([.Q45]=[.R45];1;2)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46]&gt;[.M46];0;IF([.L46]=[.M46];1;2))" office:value-type="float" office:value="0" calcext:value-type="float">
            <text:p>0</text:p>
          </table:table-cell>
          <table:table-cell table:formula="of:=IF([.M46]&gt;[.N46];0;IF([.M46]=[.N46];1;2))" office:value-type="float" office:value="0" calcext:value-type="float">
            <text:p>0</text:p>
          </table:table-cell>
          <table:table-cell table:formula="of:=IF([.N46]&gt;[.O46];0;IF([.N46]=[.O46];1;2))" office:value-type="float" office:value="2" calcext:value-type="float">
            <text:p>2</text:p>
          </table:table-cell>
          <table:table-cell table:formula="of:=IF([.O46]&gt;[.P46];0;IF([.O46]=[.P46];1;2))" office:value-type="float" office:value="2" calcext:value-type="float">
            <text:p>2</text:p>
          </table:table-cell>
          <table:table-cell table:formula="of:=IF([.P46]&gt;[.Q46];0;IF([.P46]=[.Q46];1;2))" office:value-type="float" office:value="2" calcext:value-type="float">
            <text:p>2</text:p>
          </table:table-cell>
          <table:table-cell table:formula="of:=IF([.Q46]&gt;[.R46];0;IF([.Q46]=[.R46];1;2)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1.5" calcext:value-type="float">
            <text:p>41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47]&gt;[.M47];0;IF([.L47]=[.M47];1;2))" office:value-type="float" office:value="0" calcext:value-type="float">
            <text:p>0</text:p>
          </table:table-cell>
          <table:table-cell table:formula="of:=IF([.M47]&gt;[.N47];0;IF([.M47]=[.N47];1;2))" office:value-type="float" office:value="1" calcext:value-type="float">
            <text:p>1</text:p>
          </table:table-cell>
          <table:table-cell table:formula="of:=IF([.N47]&gt;[.O47];0;IF([.N47]=[.O47];1;2))" office:value-type="float" office:value="2" calcext:value-type="float">
            <text:p>2</text:p>
          </table:table-cell>
          <table:table-cell table:formula="of:=IF([.O47]&gt;[.P47];0;IF([.O47]=[.P47];1;2))" office:value-type="float" office:value="1" calcext:value-type="float">
            <text:p>1</text:p>
          </table:table-cell>
          <table:table-cell table:formula="of:=IF([.P47]&gt;[.Q47];0;IF([.P47]=[.Q47];1;2))" office:value-type="float" office:value="2" calcext:value-type="float">
            <text:p>2</text:p>
          </table:table-cell>
          <table:table-cell table:formula="of:=IF([.Q47]&gt;[.R47];0;IF([.Q47]=[.R47];1;2)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48]&gt;[.M48];0;IF([.L48]=[.M48];1;2))" office:value-type="float" office:value="0" calcext:value-type="float">
            <text:p>0</text:p>
          </table:table-cell>
          <table:table-cell table:formula="of:=IF([.M48]&gt;[.N48];0;IF([.M48]=[.N48];1;2))" office:value-type="float" office:value="2" calcext:value-type="float">
            <text:p>2</text:p>
          </table:table-cell>
          <table:table-cell table:formula="of:=IF([.N48]&gt;[.O48];0;IF([.N48]=[.O48];1;2))" office:value-type="float" office:value="0" calcext:value-type="float">
            <text:p>0</text:p>
          </table:table-cell>
          <table:table-cell table:formula="of:=IF([.O48]&gt;[.P48];0;IF([.O48]=[.P48];1;2))" office:value-type="float" office:value="2" calcext:value-type="float">
            <text:p>2</text:p>
          </table:table-cell>
          <table:table-cell table:formula="of:=IF([.P48]&gt;[.Q48];0;IF([.P48]=[.Q48];1;2))" office:value-type="float" office:value="1" calcext:value-type="float">
            <text:p>1</text:p>
          </table:table-cell>
          <table:table-cell table:formula="of:=IF([.Q48]&gt;[.R48];0;IF([.Q48]=[.R48];1;2)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49]&gt;[.M49];0;IF([.L49]=[.M49];1;2))" office:value-type="float" office:value="2" calcext:value-type="float">
            <text:p>2</text:p>
          </table:table-cell>
          <table:table-cell table:formula="of:=IF([.M49]&gt;[.N49];0;IF([.M49]=[.N49];1;2))" office:value-type="float" office:value="2" calcext:value-type="float">
            <text:p>2</text:p>
          </table:table-cell>
          <table:table-cell table:formula="of:=IF([.N49]&gt;[.O49];0;IF([.N49]=[.O49];1;2))" office:value-type="float" office:value="0" calcext:value-type="float">
            <text:p>0</text:p>
          </table:table-cell>
          <table:table-cell table:formula="of:=IF([.O49]&gt;[.P49];0;IF([.O49]=[.P49];1;2))" office:value-type="float" office:value="0" calcext:value-type="float">
            <text:p>0</text:p>
          </table:table-cell>
          <table:table-cell table:formula="of:=IF([.P49]&gt;[.Q49];0;IF([.P49]=[.Q49];1;2))" office:value-type="float" office:value="2" calcext:value-type="float">
            <text:p>2</text:p>
          </table:table-cell>
          <table:table-cell table:formula="of:=IF([.Q49]&gt;[.R49];0;IF([.Q49]=[.R49];1;2)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3.5" calcext:value-type="float">
            <text:p>3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table:number-columns-repeated="4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50]&gt;[.M50];0;IF([.L50]=[.M50];1;2))" office:value-type="float" office:value="0" calcext:value-type="float">
            <text:p>0</text:p>
          </table:table-cell>
          <table:table-cell table:formula="of:=IF([.M50]&gt;[.N50];0;IF([.M50]=[.N50];1;2))" office:value-type="float" office:value="0" calcext:value-type="float">
            <text:p>0</text:p>
          </table:table-cell>
          <table:table-cell table:formula="of:=IF([.N50]&gt;[.O50];0;IF([.N50]=[.O50];1;2))" office:value-type="float" office:value="2" calcext:value-type="float">
            <text:p>2</text:p>
          </table:table-cell>
          <table:table-cell table:formula="of:=IF([.O50]&gt;[.P50];0;IF([.O50]=[.P50];1;2))" office:value-type="float" office:value="2" calcext:value-type="float">
            <text:p>2</text:p>
          </table:table-cell>
          <table:table-cell table:formula="of:=IF([.P50]&gt;[.Q50];0;IF([.P50]=[.Q50];1;2))" office:value-type="float" office:value="2" calcext:value-type="float">
            <text:p>2</text:p>
          </table:table-cell>
          <table:table-cell table:formula="of:=IF([.Q50]&gt;[.R50];0;IF([.Q50]=[.R50];1;2)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2.5" calcext:value-type="float">
            <text:p>42.5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51]&gt;[.M51];0;IF([.L51]=[.M51];1;2))" office:value-type="float" office:value="0" calcext:value-type="float">
            <text:p>0</text:p>
          </table:table-cell>
          <table:table-cell table:formula="of:=IF([.M51]&gt;[.N51];0;IF([.M51]=[.N51];1;2))" office:value-type="float" office:value="2" calcext:value-type="float">
            <text:p>2</text:p>
          </table:table-cell>
          <table:table-cell table:formula="of:=IF([.N51]&gt;[.O51];0;IF([.N51]=[.O51];1;2))" office:value-type="float" office:value="2" calcext:value-type="float">
            <text:p>2</text:p>
          </table:table-cell>
          <table:table-cell table:formula="of:=IF([.O51]&gt;[.P51];0;IF([.O51]=[.P51];1;2))" office:value-type="float" office:value="0" calcext:value-type="float">
            <text:p>0</text:p>
          </table:table-cell>
          <table:table-cell table:formula="of:=IF([.P51]&gt;[.Q51];0;IF([.P51]=[.Q51];1;2))" office:value-type="float" office:value="2" calcext:value-type="float">
            <text:p>2</text:p>
          </table:table-cell>
          <table:table-cell table:formula="of:=IF([.Q51]&gt;[.R51];0;IF([.Q51]=[.R51];1;2)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52]&gt;[.M52];0;IF([.L52]=[.M52];1;2))" office:value-type="float" office:value="2" calcext:value-type="float">
            <text:p>2</text:p>
          </table:table-cell>
          <table:table-cell table:formula="of:=IF([.M52]&gt;[.N52];0;IF([.M52]=[.N52];1;2))" office:value-type="float" office:value="0" calcext:value-type="float">
            <text:p>0</text:p>
          </table:table-cell>
          <table:table-cell table:formula="of:=IF([.N52]&gt;[.O52];0;IF([.N52]=[.O52];1;2))" office:value-type="float" office:value="0" calcext:value-type="float">
            <text:p>0</text:p>
          </table:table-cell>
          <table:table-cell table:formula="of:=IF([.O52]&gt;[.P52];0;IF([.O52]=[.P52];1;2))" office:value-type="float" office:value="2" calcext:value-type="float">
            <text:p>2</text:p>
          </table:table-cell>
          <table:table-cell table:formula="of:=IF([.P52]&gt;[.Q52];0;IF([.P52]=[.Q52];1;2))" office:value-type="float" office:value="2" calcext:value-type="float">
            <text:p>2</text:p>
          </table:table-cell>
          <table:table-cell table:formula="of:=IF([.Q52]&gt;[.R52];0;IF([.Q52]=[.R52];1;2)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53]&gt;[.M53];0;IF([.L53]=[.M53];1;2))" office:value-type="float" office:value="0" calcext:value-type="float">
            <text:p>0</text:p>
          </table:table-cell>
          <table:table-cell table:formula="of:=IF([.M53]&gt;[.N53];0;IF([.M53]=[.N53];1;2))" office:value-type="float" office:value="2" calcext:value-type="float">
            <text:p>2</text:p>
          </table:table-cell>
          <table:table-cell table:formula="of:=IF([.N53]&gt;[.O53];0;IF([.N53]=[.O53];1;2))" office:value-type="float" office:value="0" calcext:value-type="float">
            <text:p>0</text:p>
          </table:table-cell>
          <table:table-cell table:formula="of:=IF([.O53]&gt;[.P53];0;IF([.O53]=[.P53];1;2))" office:value-type="float" office:value="0" calcext:value-type="float">
            <text:p>0</text:p>
          </table:table-cell>
          <table:table-cell table:formula="of:=IF([.P53]&gt;[.Q53];0;IF([.P53]=[.Q53];1;2))" office:value-type="float" office:value="2" calcext:value-type="float">
            <text:p>2</text:p>
          </table:table-cell>
          <table:table-cell table:formula="of:=IF([.Q53]&gt;[.R53];0;IF([.Q53]=[.R53];1;2))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54]&gt;[.M54];0;IF([.L54]=[.M54];1;2))" office:value-type="float" office:value="0" calcext:value-type="float">
            <text:p>0</text:p>
          </table:table-cell>
          <table:table-cell table:formula="of:=IF([.M54]&gt;[.N54];0;IF([.M54]=[.N54];1;2))" office:value-type="float" office:value="2" calcext:value-type="float">
            <text:p>2</text:p>
          </table:table-cell>
          <table:table-cell table:formula="of:=IF([.N54]&gt;[.O54];0;IF([.N54]=[.O54];1;2))" office:value-type="float" office:value="2" calcext:value-type="float">
            <text:p>2</text:p>
          </table:table-cell>
          <table:table-cell table:formula="of:=IF([.O54]&gt;[.P54];0;IF([.O54]=[.P54];1;2))" office:value-type="float" office:value="2" calcext:value-type="float">
            <text:p>2</text:p>
          </table:table-cell>
          <table:table-cell table:formula="of:=IF([.P54]&gt;[.Q54];0;IF([.P54]=[.Q54];1;2))" office:value-type="float" office:value="0" calcext:value-type="float">
            <text:p>0</text:p>
          </table:table-cell>
          <table:table-cell table:formula="of:=IF([.Q54]&gt;[.R54];0;IF([.Q54]=[.R54];1;2))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2.5" calcext:value-type="float">
            <text:p>42.5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55]&gt;[.M55];0;IF([.L55]=[.M55];1;2))" office:value-type="float" office:value="0" calcext:value-type="float">
            <text:p>0</text:p>
          </table:table-cell>
          <table:table-cell table:formula="of:=IF([.M55]&gt;[.N55];0;IF([.M55]=[.N55];1;2))" office:value-type="float" office:value="0" calcext:value-type="float">
            <text:p>0</text:p>
          </table:table-cell>
          <table:table-cell table:formula="of:=IF([.N55]&gt;[.O55];0;IF([.N55]=[.O55];1;2))" office:value-type="float" office:value="2" calcext:value-type="float">
            <text:p>2</text:p>
          </table:table-cell>
          <table:table-cell table:formula="of:=IF([.O55]&gt;[.P55];0;IF([.O55]=[.P55];1;2))" office:value-type="float" office:value="2" calcext:value-type="float">
            <text:p>2</text:p>
          </table:table-cell>
          <table:table-cell table:formula="of:=IF([.P55]&gt;[.Q55];0;IF([.P55]=[.Q55];1;2))" office:value-type="float" office:value="0" calcext:value-type="float">
            <text:p>0</text:p>
          </table:table-cell>
          <table:table-cell table:formula="of:=IF([.Q55]&gt;[.R55];0;IF([.Q55]=[.R55];1;2)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56]&gt;[.M56];0;IF([.L56]=[.M56];1;2))" office:value-type="float" office:value="0" calcext:value-type="float">
            <text:p>0</text:p>
          </table:table-cell>
          <table:table-cell table:formula="of:=IF([.M56]&gt;[.N56];0;IF([.M56]=[.N56];1;2))" office:value-type="float" office:value="2" calcext:value-type="float">
            <text:p>2</text:p>
          </table:table-cell>
          <table:table-cell table:formula="of:=IF([.N56]&gt;[.O56];0;IF([.N56]=[.O56];1;2))" office:value-type="float" office:value="0" calcext:value-type="float">
            <text:p>0</text:p>
          </table:table-cell>
          <table:table-cell table:formula="of:=IF([.O56]&gt;[.P56];0;IF([.O56]=[.P56];1;2))" office:value-type="float" office:value="2" calcext:value-type="float">
            <text:p>2</text:p>
          </table:table-cell>
          <table:table-cell table:formula="of:=IF([.P56]&gt;[.Q56];0;IF([.P56]=[.Q56];1;2))" office:value-type="float" office:value="0" calcext:value-type="float">
            <text:p>0</text:p>
          </table:table-cell>
          <table:table-cell table:formula="of:=IF([.Q56]&gt;[.R56];0;IF([.Q56]=[.R56];1;2))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57]&gt;[.M57];0;IF([.L57]=[.M57];1;2))" office:value-type="float" office:value="2" calcext:value-type="float">
            <text:p>2</text:p>
          </table:table-cell>
          <table:table-cell table:formula="of:=IF([.M57]&gt;[.N57];0;IF([.M57]=[.N57];1;2))" office:value-type="float" office:value="0" calcext:value-type="float">
            <text:p>0</text:p>
          </table:table-cell>
          <table:table-cell table:formula="of:=IF([.N57]&gt;[.O57];0;IF([.N57]=[.O57];1;2))" office:value-type="float" office:value="0" calcext:value-type="float">
            <text:p>0</text:p>
          </table:table-cell>
          <table:table-cell table:formula="of:=IF([.O57]&gt;[.P57];0;IF([.O57]=[.P57];1;2))" office:value-type="float" office:value="0" calcext:value-type="float">
            <text:p>0</text:p>
          </table:table-cell>
          <table:table-cell table:formula="of:=IF([.P57]&gt;[.Q57];0;IF([.P57]=[.Q57];1;2))" office:value-type="float" office:value="0" calcext:value-type="float">
            <text:p>0</text:p>
          </table:table-cell>
          <table:table-cell table:formula="of:=IF([.Q57]&gt;[.R57];0;IF([.Q57]=[.R57];1;2))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2.5" calcext:value-type="float">
            <text:p>32.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58]&gt;[.M58];0;IF([.L58]=[.M58];1;2))" office:value-type="float" office:value="0" calcext:value-type="float">
            <text:p>0</text:p>
          </table:table-cell>
          <table:table-cell table:formula="of:=IF([.M58]&gt;[.N58];0;IF([.M58]=[.N58];1;2))" office:value-type="float" office:value="0" calcext:value-type="float">
            <text:p>0</text:p>
          </table:table-cell>
          <table:table-cell table:formula="of:=IF([.N58]&gt;[.O58];0;IF([.N58]=[.O58];1;2))" office:value-type="float" office:value="2" calcext:value-type="float">
            <text:p>2</text:p>
          </table:table-cell>
          <table:table-cell table:formula="of:=IF([.O58]&gt;[.P58];0;IF([.O58]=[.P58];1;2))" office:value-type="float" office:value="0" calcext:value-type="float">
            <text:p>0</text:p>
          </table:table-cell>
          <table:table-cell table:formula="of:=IF([.P58]&gt;[.Q58];0;IF([.P58]=[.Q58];1;2))" office:value-type="float" office:value="0" calcext:value-type="float">
            <text:p>0</text:p>
          </table:table-cell>
          <table:table-cell table:formula="of:=IF([.Q58]&gt;[.R58];0;IF([.Q58]=[.R58];1;2)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2.5" calcext:value-type="float">
            <text:p>42.5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59]&gt;[.M59];0;IF([.L59]=[.M59];1;2))" office:value-type="float" office:value="0" calcext:value-type="float">
            <text:p>0</text:p>
          </table:table-cell>
          <table:table-cell table:formula="of:=IF([.M59]&gt;[.N59];0;IF([.M59]=[.N59];1;2))" office:value-type="float" office:value="1" calcext:value-type="float">
            <text:p>1</text:p>
          </table:table-cell>
          <table:table-cell table:formula="of:=IF([.N59]&gt;[.O59];0;IF([.N59]=[.O59];1;2))" office:value-type="float" office:value="2" calcext:value-type="float">
            <text:p>2</text:p>
          </table:table-cell>
          <table:table-cell table:formula="of:=IF([.O59]&gt;[.P59];0;IF([.O59]=[.P59];1;2))" office:value-type="float" office:value="1" calcext:value-type="float">
            <text:p>1</text:p>
          </table:table-cell>
          <table:table-cell table:formula="of:=IF([.P59]&gt;[.Q59];0;IF([.P59]=[.Q59];1;2))" office:value-type="float" office:value="0" calcext:value-type="float">
            <text:p>0</text:p>
          </table:table-cell>
          <table:table-cell table:formula="of:=IF([.Q59]&gt;[.R59];0;IF([.Q59]=[.R59];1;2)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.5" calcext:value-type="float">
            <text:p>12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60]&gt;[.M60];0;IF([.L60]=[.M60];1;2))" office:value-type="float" office:value="1" calcext:value-type="float">
            <text:p>1</text:p>
          </table:table-cell>
          <table:table-cell table:formula="of:=IF([.M60]&gt;[.N60];0;IF([.M60]=[.N60];1;2))" office:value-type="float" office:value="2" calcext:value-type="float">
            <text:p>2</text:p>
          </table:table-cell>
          <table:table-cell table:formula="of:=IF([.N60]&gt;[.O60];0;IF([.N60]=[.O60];1;2))" office:value-type="float" office:value="0" calcext:value-type="float">
            <text:p>0</text:p>
          </table:table-cell>
          <table:table-cell table:formula="of:=IF([.O60]&gt;[.P60];0;IF([.O60]=[.P60];1;2))" office:value-type="float" office:value="0" calcext:value-type="float">
            <text:p>0</text:p>
          </table:table-cell>
          <table:table-cell table:formula="of:=IF([.P60]&gt;[.Q60];0;IF([.P60]=[.Q60];1;2))" office:value-type="float" office:value="2" calcext:value-type="float">
            <text:p>2</text:p>
          </table:table-cell>
          <table:table-cell table:formula="of:=IF([.Q60]&gt;[.R60];0;IF([.Q60]=[.R60];1;2))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.5" calcext:value-type="float">
            <text:p>3.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61]&gt;[.M61];0;IF([.L61]=[.M61];1;2))" office:value-type="float" office:value="2" calcext:value-type="float">
            <text:p>2</text:p>
          </table:table-cell>
          <table:table-cell table:formula="of:=IF([.M61]&gt;[.N61];0;IF([.M61]=[.N61];1;2))" office:value-type="float" office:value="1" calcext:value-type="float">
            <text:p>1</text:p>
          </table:table-cell>
          <table:table-cell table:formula="of:=IF([.N61]&gt;[.O61];0;IF([.N61]=[.O61];1;2))" office:value-type="float" office:value="0" calcext:value-type="float">
            <text:p>0</text:p>
          </table:table-cell>
          <table:table-cell table:formula="of:=IF([.O61]&gt;[.P61];0;IF([.O61]=[.P61];1;2))" office:value-type="float" office:value="2" calcext:value-type="float">
            <text:p>2</text:p>
          </table:table-cell>
          <table:table-cell table:formula="of:=IF([.P61]&gt;[.Q61];0;IF([.P61]=[.Q61];1;2))" office:value-type="float" office:value="1" calcext:value-type="float">
            <text:p>1</text:p>
          </table:table-cell>
          <table:table-cell table:formula="of:=IF([.Q61]&gt;[.R61];0;IF([.Q61]=[.R61];1;2)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3.5" calcext:value-type="float">
            <text:p>3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62]&gt;[.M62];0;IF([.L62]=[.M62];1;2))" office:value-type="float" office:value="2" calcext:value-type="float">
            <text:p>2</text:p>
          </table:table-cell>
          <table:table-cell table:formula="of:=IF([.M62]&gt;[.N62];0;IF([.M62]=[.N62];1;2))" office:value-type="float" office:value="0" calcext:value-type="float">
            <text:p>0</text:p>
          </table:table-cell>
          <table:table-cell table:formula="of:=IF([.N62]&gt;[.O62];0;IF([.N62]=[.O62];1;2))" office:value-type="float" office:value="2" calcext:value-type="float">
            <text:p>2</text:p>
          </table:table-cell>
          <table:table-cell table:formula="of:=IF([.O62]&gt;[.P62];0;IF([.O62]=[.P62];1;2))" office:value-type="float" office:value="0" calcext:value-type="float">
            <text:p>0</text:p>
          </table:table-cell>
          <table:table-cell table:formula="of:=IF([.P62]&gt;[.Q62];0;IF([.P62]=[.Q62];1;2))" office:value-type="float" office:value="2" calcext:value-type="float">
            <text:p>2</text:p>
          </table:table-cell>
          <table:table-cell table:formula="of:=IF([.Q62]&gt;[.R62];0;IF([.Q62]=[.R62];1;2)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2.5" calcext:value-type="float">
            <text:p>42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63]&gt;[.M63];0;IF([.L63]=[.M63];1;2))" office:value-type="float" office:value="1" calcext:value-type="float">
            <text:p>1</text:p>
          </table:table-cell>
          <table:table-cell table:formula="of:=IF([.M63]&gt;[.N63];0;IF([.M63]=[.N63];1;2))" office:value-type="float" office:value="2" calcext:value-type="float">
            <text:p>2</text:p>
          </table:table-cell>
          <table:table-cell table:formula="of:=IF([.N63]&gt;[.O63];0;IF([.N63]=[.O63];1;2))" office:value-type="float" office:value="0" calcext:value-type="float">
            <text:p>0</text:p>
          </table:table-cell>
          <table:table-cell table:formula="of:=IF([.O63]&gt;[.P63];0;IF([.O63]=[.P63];1;2))" office:value-type="float" office:value="2" calcext:value-type="float">
            <text:p>2</text:p>
          </table:table-cell>
          <table:table-cell table:formula="of:=IF([.P63]&gt;[.Q63];0;IF([.P63]=[.Q63];1;2))" office:value-type="float" office:value="1" calcext:value-type="float">
            <text:p>1</text:p>
          </table:table-cell>
          <table:table-cell table:formula="of:=IF([.Q63]&gt;[.R63];0;IF([.Q63]=[.R63];1;2)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64]&gt;[.M64];0;IF([.L64]=[.M64];1;2))" office:value-type="float" office:value="1" calcext:value-type="float">
            <text:p>1</text:p>
          </table:table-cell>
          <table:table-cell table:formula="of:=IF([.M64]&gt;[.N64];0;IF([.M64]=[.N64];1;2))" office:value-type="float" office:value="0" calcext:value-type="float">
            <text:p>0</text:p>
          </table:table-cell>
          <table:table-cell table:formula="of:=IF([.N64]&gt;[.O64];0;IF([.N64]=[.O64];1;2))" office:value-type="float" office:value="2" calcext:value-type="float">
            <text:p>2</text:p>
          </table:table-cell>
          <table:table-cell table:formula="of:=IF([.O64]&gt;[.P64];0;IF([.O64]=[.P64];1;2))" office:value-type="float" office:value="1" calcext:value-type="float">
            <text:p>1</text:p>
          </table:table-cell>
          <table:table-cell table:formula="of:=IF([.P64]&gt;[.Q64];0;IF([.P64]=[.Q64];1;2))" office:value-type="float" office:value="2" calcext:value-type="float">
            <text:p>2</text:p>
          </table:table-cell>
          <table:table-cell table:formula="of:=IF([.Q64]&gt;[.R64];0;IF([.Q64]=[.R64];1;2)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65]&gt;[.M65];0;IF([.L65]=[.M65];1;2))" office:value-type="float" office:value="1" calcext:value-type="float">
            <text:p>1</text:p>
          </table:table-cell>
          <table:table-cell table:formula="of:=IF([.M65]&gt;[.N65];0;IF([.M65]=[.N65];1;2))" office:value-type="float" office:value="1" calcext:value-type="float">
            <text:p>1</text:p>
          </table:table-cell>
          <table:table-cell table:formula="of:=IF([.N65]&gt;[.O65];0;IF([.N65]=[.O65];1;2))" office:value-type="float" office:value="0" calcext:value-type="float">
            <text:p>0</text:p>
          </table:table-cell>
          <table:table-cell table:formula="of:=IF([.O65]&gt;[.P65];0;IF([.O65]=[.P65];1;2))" office:value-type="float" office:value="0" calcext:value-type="float">
            <text:p>0</text:p>
          </table:table-cell>
          <table:table-cell table:formula="of:=IF([.P65]&gt;[.Q65];0;IF([.P65]=[.Q65];1;2))" office:value-type="float" office:value="2" calcext:value-type="float">
            <text:p>2</text:p>
          </table:table-cell>
          <table:table-cell table:formula="of:=IF([.Q65]&gt;[.R65];0;IF([.Q65]=[.R65];1;2)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3.5" calcext:value-type="float">
            <text:p>33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66]&gt;[.M66];0;IF([.L66]=[.M66];1;2))" office:value-type="float" office:value="0" calcext:value-type="float">
            <text:p>0</text:p>
          </table:table-cell>
          <table:table-cell table:formula="of:=IF([.M66]&gt;[.N66];0;IF([.M66]=[.N66];1;2))" office:value-type="float" office:value="1" calcext:value-type="float">
            <text:p>1</text:p>
          </table:table-cell>
          <table:table-cell table:formula="of:=IF([.N66]&gt;[.O66];0;IF([.N66]=[.O66];1;2))" office:value-type="float" office:value="1" calcext:value-type="float">
            <text:p>1</text:p>
          </table:table-cell>
          <table:table-cell table:formula="of:=IF([.O66]&gt;[.P66];0;IF([.O66]=[.P66];1;2))" office:value-type="float" office:value="2" calcext:value-type="float">
            <text:p>2</text:p>
          </table:table-cell>
          <table:table-cell table:formula="of:=IF([.P66]&gt;[.Q66];0;IF([.P66]=[.Q66];1;2))" office:value-type="float" office:value="0" calcext:value-type="float">
            <text:p>0</text:p>
          </table:table-cell>
          <table:table-cell table:formula="of:=IF([.Q66]&gt;[.R66];0;IF([.Q66]=[.R66];1;2)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0.5" calcext:value-type="float">
            <text:p>4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L67]&gt;[.M67];0;IF([.L67]=[.M67];1;2))" office:value-type="float" office:value="0" calcext:value-type="float">
            <text:p>0</text:p>
          </table:table-cell>
          <table:table-cell table:formula="of:=IF([.M67]&gt;[.N67];0;IF([.M67]=[.N67];1;2))" office:value-type="float" office:value="0" calcext:value-type="float">
            <text:p>0</text:p>
          </table:table-cell>
          <table:table-cell table:formula="of:=IF([.N67]&gt;[.O67];0;IF([.N67]=[.O67];1;2))" office:value-type="float" office:value="1" calcext:value-type="float">
            <text:p>1</text:p>
          </table:table-cell>
          <table:table-cell table:formula="of:=IF([.O67]&gt;[.P67];0;IF([.O67]=[.P67];1;2))" office:value-type="float" office:value="2" calcext:value-type="float">
            <text:p>2</text:p>
          </table:table-cell>
          <table:table-cell table:formula="of:=IF([.P67]&gt;[.Q67];0;IF([.P67]=[.Q67];1;2))" office:value-type="float" office:value="2" calcext:value-type="float">
            <text:p>2</text:p>
          </table:table-cell>
          <table:table-cell table:formula="of:=IF([.Q67]&gt;[.R67];0;IF([.Q67]=[.R67];1;2)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2" table:style-name="ta1">
        <table:table-column table:style-name="co14" table:number-columns-repeated="12" table:default-cell-style-name="Default"/>
        <table:table-row table:style-name="ro1">
          <table:table-cell office:value-type="string" calcext:value-type="string">
            <text:p>intensity</text:p>
          </table:table-cell>
          <table:table-cell office:value-type="string" calcext:value-type="string">
            <text:p>valence</text:p>
          </table:table-cell>
          <table:table-cell office:value-type="string" calcext:value-type="string">
            <text:p>arousal</text:p>
          </table:table-cell>
          <table:table-cell office:value-type="string" calcext:value-type="string">
            <text:p>dominance</text:p>
          </table:table-cell>
          <table:table-cell office:value-type="string" calcext:value-type="string">
            <text:p>im_conv_pos</text:p>
          </table:table-cell>
          <table:table-cell office:value-type="string" calcext:value-type="string">
            <text:p>im_conv_int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f2f&gt;remote</text:p>
          </table:table-cell>
          <table:table-cell office:value-type="string" calcext:value-type="string">
            <text:p>f2f=remote</text:p>
          </table:table-cell>
          <table:table-cell office:value-type="string" calcext:value-type="string">
            <text:p>F2f&lt;remot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nsity</text:p>
          </table:table-cell>
          <table:table-cell table:formula="of:=COUNTIF([.A2:.A17]; 0)" office:value-type="float" office:value="5" calcext:value-type="float">
            <text:p>5</text:p>
          </table:table-cell>
          <table:table-cell table:formula="of:=COUNTIF([.A2:.A17]; 1)" office:value-type="float" office:value="4" calcext:value-type="float">
            <text:p>4</text:p>
          </table:table-cell>
          <table:table-cell table:formula="of:=COUNTIF([.A2:.A17]; 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ence</text:p>
          </table:table-cell>
          <table:table-cell table:formula="of:=COUNTIF([.B2:.B17]; 0)" office:value-type="float" office:value="7" calcext:value-type="float">
            <text:p>7</text:p>
          </table:table-cell>
          <table:table-cell table:formula="of:=COUNTIF([.B2:.B17]; 1)" office:value-type="float" office:value="1" calcext:value-type="float">
            <text:p>1</text:p>
          </table:table-cell>
          <table:table-cell table:formula="of:=COUNTIF([.B2:.B17]; 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ousal</text:p>
          </table:table-cell>
          <table:table-cell table:formula="of:=COUNTIF([.C2:.C17]; 0)" office:value-type="float" office:value="9" calcext:value-type="float">
            <text:p>9</text:p>
          </table:table-cell>
          <table:table-cell table:formula="of:=COUNTIF([.C2:.C17]; 1)" office:value-type="float" office:value="4" calcext:value-type="float">
            <text:p>4</text:p>
          </table:table-cell>
          <table:table-cell table:formula="of:=COUNTIF([.C2:.C17]; 2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minance</text:p>
          </table:table-cell>
          <table:table-cell table:formula="of:=COUNTIF([.D2:.D17]; 0)" office:value-type="float" office:value="6" calcext:value-type="float">
            <text:p>6</text:p>
          </table:table-cell>
          <table:table-cell table:formula="of:=COUNTIF([.D2:.D17]; 1)" office:value-type="float" office:value="4" calcext:value-type="float">
            <text:p>4</text:p>
          </table:table-cell>
          <table:table-cell table:formula="of:=COUNTIF([.D2:.D17]; 2)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_conv_pos</text:p>
          </table:table-cell>
          <table:table-cell table:formula="of:=COUNTIF([.E2:.E17]; 0)" office:value-type="float" office:value="8" calcext:value-type="float">
            <text:p>8</text:p>
          </table:table-cell>
          <table:table-cell table:formula="of:=COUNTIF([.E2:.E17]; 1)" office:value-type="float" office:value="1" calcext:value-type="float">
            <text:p>1</text:p>
          </table:table-cell>
          <table:table-cell table:formula="of:=COUNTIF([.E2:.E17]; 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_conv_int</text:p>
          </table:table-cell>
          <table:table-cell table:formula="of:=COUNTIF([.F2:.F17]; 0)" office:value-type="float" office:value="4" calcext:value-type="float">
            <text:p>4</text:p>
          </table:table-cell>
          <table:table-cell table:formula="of:=COUNTIF([.F2:.F17]; 1)" office:value-type="float" office:value="4" calcext:value-type="float">
            <text:p>4</text:p>
          </table:table-cell>
          <table:table-cell table:formula="of:=COUNTIF([.F2:.F17]; 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nsity</text:p>
          </table:table-cell>
          <table:table-cell table:formula="of:=COUNTIF([.A18:.A33]; 0)" office:value-type="float" office:value="5" calcext:value-type="float">
            <text:p>5</text:p>
          </table:table-cell>
          <table:table-cell table:formula="of:=COUNTIF([.A18:.A33]; 1)" office:value-type="float" office:value="4" calcext:value-type="float">
            <text:p>4</text:p>
          </table:table-cell>
          <table:table-cell table:formula="of:=COUNTIF([.A18:.A33]; 2)" office:value-type="float" office:value="7" calcext:value-type="float">
            <text:p>7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ence</text:p>
          </table:table-cell>
          <table:table-cell table:formula="of:=COUNTIF([.B18:.B33]; 0)" office:value-type="float" office:value="3" calcext:value-type="float">
            <text:p>3</text:p>
          </table:table-cell>
          <table:table-cell table:formula="of:=COUNTIF([.B18:.B33]; 1)" office:value-type="float" office:value="7" calcext:value-type="float">
            <text:p>7</text:p>
          </table:table-cell>
          <table:table-cell table:formula="of:=COUNTIF([.B18:.B33]; 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ousal</text:p>
          </table:table-cell>
          <table:table-cell table:formula="of:=COUNTIF([.C18:.C33]; 0)" office:value-type="float" office:value="13" calcext:value-type="float">
            <text:p>13</text:p>
          </table:table-cell>
          <table:table-cell table:formula="of:=COUNTIF([.C18:.C33]; 1)" office:value-type="float" office:value="2" calcext:value-type="float">
            <text:p>2</text:p>
          </table:table-cell>
          <table:table-cell table:formula="of:=COUNTIF([.C18:.C33]; 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inance</text:p>
          </table:table-cell>
          <table:table-cell table:formula="of:=COUNTIF([.D18:.D33]; 0)" office:value-type="float" office:value="7" calcext:value-type="float">
            <text:p>7</text:p>
          </table:table-cell>
          <table:table-cell table:formula="of:=COUNTIF([.D18:.D33]; 1)" office:value-type="float" office:value="3" calcext:value-type="float">
            <text:p>3</text:p>
          </table:table-cell>
          <table:table-cell table:formula="of:=COUNTIF([.D18:.D33]; 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_conv_pos</text:p>
          </table:table-cell>
          <table:table-cell table:formula="of:=COUNTIF([.E18:.E33]; 0)" office:value-type="float" office:value="5" calcext:value-type="float">
            <text:p>5</text:p>
          </table:table-cell>
          <table:table-cell table:formula="of:=COUNTIF([.E18:.E33]; 1)" office:value-type="float" office:value="3" calcext:value-type="float">
            <text:p>3</text:p>
          </table:table-cell>
          <table:table-cell table:formula="of:=COUNTIF([.E18:.E33]; 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_conv_int</text:p>
          </table:table-cell>
          <table:table-cell table:formula="of:=COUNTIF([.F18:.F33]; 0)" office:value-type="float" office:value="2" calcext:value-type="float">
            <text:p>2</text:p>
          </table:table-cell>
          <table:table-cell table:formula="of:=COUNTIF([.F18:.F33]; 1)" office:value-type="float" office:value="7" calcext:value-type="float">
            <text:p>7</text:p>
          </table:table-cell>
          <table:table-cell table:formula="of:=COUNTIF([.F18:.F33]; 2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intensity</text:p>
          </table:table-cell>
          <table:table-cell table:formula="of:=COUNTIF([.A34:.A49]; 0)" office:value-type="float" office:value="14" calcext:value-type="float">
            <text:p>14</text:p>
          </table:table-cell>
          <table:table-cell table:formula="of:=COUNTIF([.A34:.A49]; 1)" office:value-type="float" office:value="0" calcext:value-type="float">
            <text:p>0</text:p>
          </table:table-cell>
          <table:table-cell table:formula="of:=COUNTIF([.A34:.A49]; 2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ence</text:p>
          </table:table-cell>
          <table:table-cell table:formula="of:=COUNTIF([.B34:.B49]; 0)" office:value-type="float" office:value="8" calcext:value-type="float">
            <text:p>8</text:p>
          </table:table-cell>
          <table:table-cell table:formula="of:=COUNTIF([.B34:.B49]; 1)" office:value-type="float" office:value="4" calcext:value-type="float">
            <text:p>4</text:p>
          </table:table-cell>
          <table:table-cell table:formula="of:=COUNTIF([.B34:.B49]; 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ousal</text:p>
          </table:table-cell>
          <table:table-cell table:formula="of:=COUNTIF([.C34:.C49]; 0)" office:value-type="float" office:value="1" calcext:value-type="float">
            <text:p>1</text:p>
          </table:table-cell>
          <table:table-cell table:formula="of:=COUNTIF([.C34:.C49]; 1)" office:value-type="float" office:value="4" calcext:value-type="float">
            <text:p>4</text:p>
          </table:table-cell>
          <table:table-cell table:formula="of:=COUNTIF([.C34:.C49]; 2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inance</text:p>
          </table:table-cell>
          <table:table-cell table:formula="of:=COUNTIF([.D34:.D49]; 0)" office:value-type="float" office:value="5" calcext:value-type="float">
            <text:p>5</text:p>
          </table:table-cell>
          <table:table-cell table:formula="of:=COUNTIF([.D34:.D49]; 1)" office:value-type="float" office:value="2" calcext:value-type="float">
            <text:p>2</text:p>
          </table:table-cell>
          <table:table-cell table:formula="of:=COUNTIF([.D34:.D49]; 2)"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_conv_pos</text:p>
          </table:table-cell>
          <table:table-cell table:formula="of:=COUNTIF([.E34:.E49]; 0)" office:value-type="float" office:value="8" calcext:value-type="float">
            <text:p>8</text:p>
          </table:table-cell>
          <table:table-cell table:formula="of:=COUNTIF([.E34:.E49]; 1)" office:value-type="float" office:value="0" calcext:value-type="float">
            <text:p>0</text:p>
          </table:table-cell>
          <table:table-cell table:formula="of:=COUNTIF([.E34:.E49]; 2)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_conv_int</text:p>
          </table:table-cell>
          <table:table-cell table:formula="of:=COUNTIF([.F34:.F49]; 0)" office:value-type="float" office:value="6" calcext:value-type="float">
            <text:p>6</text:p>
          </table:table-cell>
          <table:table-cell table:formula="of:=COUNTIF([.F34:.F49]; 1)" office:value-type="float" office:value="6" calcext:value-type="float">
            <text:p>6</text:p>
          </table:table-cell>
          <table:table-cell table:formula="of:=COUNTIF([.F34:.F49]; 2)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sity</text:p>
          </table:table-cell>
          <table:table-cell table:formula="of:=COUNTIF([.A50:.A65]; 0)" office:value-type="float" office:value="14" calcext:value-type="float">
            <text:p>14</text:p>
          </table:table-cell>
          <table:table-cell table:formula="of:=COUNTIF([.A50:.A65]; 1)" office:value-type="float" office:value="2" calcext:value-type="float">
            <text:p>2</text:p>
          </table:table-cell>
          <table:table-cell table:formula="of:=COUNTIF([.A50:.A65]; 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valence</text:p>
          </table:table-cell>
          <table:table-cell table:formula="of:=COUNTIF([.B50:.B65]; 0)" office:value-type="float" office:value="5" calcext:value-type="float">
            <text:p>5</text:p>
          </table:table-cell>
          <table:table-cell table:formula="of:=COUNTIF([.B50:.B65]; 1)" office:value-type="float" office:value="7" calcext:value-type="float">
            <text:p>7</text:p>
          </table:table-cell>
          <table:table-cell table:formula="of:=COUNTIF([.B50:.B65]; 2)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ousal</text:p>
          </table:table-cell>
          <table:table-cell table:formula="of:=COUNTIF([.C50:.C65]; 0)" office:value-type="float" office:value="3" calcext:value-type="float">
            <text:p>3</text:p>
          </table:table-cell>
          <table:table-cell table:formula="of:=COUNTIF([.C50:.C65]; 1)" office:value-type="float" office:value="2" calcext:value-type="float">
            <text:p>2</text:p>
          </table:table-cell>
          <table:table-cell table:formula="of:=COUNTIF([.C50:.C65]; 2)"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minance</text:p>
          </table:table-cell>
          <table:table-cell table:formula="of:=COUNTIF([.D50:.D65]; 0)" office:value-type="float" office:value="3" calcext:value-type="float">
            <text:p>3</text:p>
          </table:table-cell>
          <table:table-cell table:formula="of:=COUNTIF([.D50:.D65]; 1)" office:value-type="float" office:value="7" calcext:value-type="float">
            <text:p>7</text:p>
          </table:table-cell>
          <table:table-cell table:formula="of:=COUNTIF([.D50:.D65]; 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_conv_pos</text:p>
          </table:table-cell>
          <table:table-cell table:formula="of:=COUNTIF([.E50:.E65]; 0)" office:value-type="float" office:value="6" calcext:value-type="float">
            <text:p>6</text:p>
          </table:table-cell>
          <table:table-cell table:formula="of:=COUNTIF([.E50:.E65]; 1)" office:value-type="float" office:value="2" calcext:value-type="float">
            <text:p>2</text:p>
          </table:table-cell>
          <table:table-cell table:formula="of:=COUNTIF([.E50:.E65]; 2)"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_conv_int</text:p>
          </table:table-cell>
          <table:table-cell table:formula="of:=COUNTIF([.F50:.F65]; 0)" office:value-type="float" office:value="6" calcext:value-type="float">
            <text:p>6</text:p>
          </table:table-cell>
          <table:table-cell table:formula="of:=COUNTIF([.F50:.F65]; 1)" office:value-type="float" office:value="4" calcext:value-type="float">
            <text:p>4</text:p>
          </table:table-cell>
          <table:table-cell table:formula="of:=COUNTIF([.F50:.F65]; 2)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H65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2-02-15T18:27:54.940530968</dc:date>
    <meta:editing-duration>PT42M27S</meta:editing-duration>
    <meta:editing-cycles>1</meta:editing-cycles>
    <meta:document-statistic meta:table-count="2" meta:cell-count="2721" meta:object-count="0"/>
    <meta:generator>LibreOffice/6.4.3.2$Linux_X86_64 LibreOffice_project/747b5d0ebf89f41c860ec2a39efd7cb15b54f2d8</meta:generator>
  </office:meta>
</office:document-meta>
</file>